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4pt"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break-before="page"/>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4pt"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paragraph-rsid="002aec19" style:font-weight-asian="bold" style:font-weight-complex="bold"/>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officeooo:rsid="00060341" officeooo:paragraph-rsid="00060341"/>
    </style:style>
    <style:style style:name="P11" style:family="paragraph" style:parent-style-name="Text_20_body">
      <style:text-properties officeooo:rsid="00361b91" officeooo:paragraph-rsid="00361b91"/>
    </style:style>
    <style:style style:name="P12" style:family="paragraph" style:parent-style-name="Standard">
      <style:paragraph-properties fo:padding="0.074cm" fo:border-left="none" fo:border-right="none" fo:border-top="none" fo:border-bottom="0.06pt solid #000000" style:join-border="fals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Text_20_body">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font-weight="normal" officeooo:rsid="00043738"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077060"/>
    </style:style>
    <style:style style:name="T7" style:family="text">
      <style:text-properties officeooo:rsid="000e470a"/>
    </style:style>
    <style:style style:name="T8" style:family="text">
      <style:text-properties officeooo:rsid="000ef91a"/>
    </style:style>
    <style:style style:name="T9" style:family="text">
      <style:text-properties officeooo:rsid="00103d0e"/>
    </style:style>
    <style:style style:name="T10" style:family="text">
      <style:text-properties officeooo:rsid="0010d9f1"/>
    </style:style>
    <style:style style:name="T11" style:family="text">
      <style:text-properties officeooo:rsid="0011741c"/>
    </style:style>
    <style:style style:name="T12" style:family="text">
      <style:text-properties officeooo:rsid="00123b90"/>
    </style:style>
    <style:style style:name="T13" style:family="text">
      <style:text-properties officeooo:rsid="0013a2f4"/>
    </style:style>
    <style:style style:name="T14" style:family="text">
      <style:text-properties officeooo:rsid="00154fac"/>
    </style:style>
    <style:style style:name="T15" style:family="text">
      <style:text-properties officeooo:rsid="00164dae"/>
    </style:style>
    <style:style style:name="T16" style:family="text">
      <style:text-properties officeooo:rsid="0016fdf0"/>
    </style:style>
    <style:style style:name="T17" style:family="text">
      <style:text-properties officeooo:rsid="00181207"/>
    </style:style>
    <style:style style:name="T18" style:family="text">
      <style:text-properties officeooo:rsid="001d9274"/>
    </style:style>
    <style:style style:name="T19" style:family="text">
      <style:text-properties officeooo:rsid="001ea98d"/>
    </style:style>
    <style:style style:name="T20" style:family="text">
      <style:text-properties officeooo:rsid="001fc50e"/>
    </style:style>
    <style:style style:name="T21" style:family="text">
      <style:text-properties officeooo:rsid="002142a8"/>
    </style:style>
    <style:style style:name="T22" style:family="text">
      <style:text-properties officeooo:rsid="002335d0"/>
    </style:style>
    <style:style style:name="T23" style:family="text">
      <style:text-properties officeooo:rsid="00261098"/>
    </style:style>
    <style:style style:name="T24" style:family="text">
      <style:text-properties officeooo:rsid="002ad08e"/>
    </style:style>
    <style:style style:name="T25" style:family="text">
      <style:text-properties officeooo:rsid="002de09d"/>
    </style:style>
    <style:style style:name="T26" style:family="text">
      <style:text-properties officeooo:rsid="002e75d2"/>
    </style:style>
    <style:style style:name="T27" style:family="text">
      <style:text-properties officeooo:rsid="0030d4f7"/>
    </style:style>
    <style:style style:name="T28" style:family="text">
      <style:text-properties officeooo:rsid="0034f70f"/>
    </style:style>
    <style:style style:name="T29" style:family="text">
      <style:text-properties officeooo:rsid="003817f6"/>
    </style:style>
    <style:style style:name="T30" style:family="text">
      <style:text-properties officeooo:rsid="0038f9a5"/>
    </style:style>
    <style:style style:name="T31" style:family="text">
      <style:text-properties officeooo:rsid="003c473a"/>
    </style:style>
    <style:style style:name="T32" style:family="text">
      <style:text-properties officeooo:rsid="003dc0aa"/>
    </style:style>
    <style:style style:name="T33" style:family="text">
      <style:text-properties officeooo:rsid="003df242"/>
    </style:style>
    <style:style style:name="T34" style:family="text">
      <style:text-properties officeooo:rsid="004029bd"/>
    </style:style>
    <style:style style:name="T35" style:family="text">
      <style:text-properties officeooo:rsid="00415771"/>
    </style:style>
    <style:style style:name="T36" style:family="text">
      <style:text-properties officeooo:rsid="00438015"/>
    </style:style>
    <style:style style:name="T37" style:family="text">
      <style:text-properties officeooo:rsid="004802c9"/>
    </style:style>
    <style:style style:name="T38" style:family="text">
      <style:text-properties officeooo:rsid="0049aa66"/>
    </style:style>
    <style:style style:name="T39" style:family="text">
      <style:text-properties officeooo:rsid="004d05f8"/>
    </style:style>
    <style:style style:name="T40" style:family="text">
      <style:text-properties officeooo:rsid="004e4172"/>
    </style:style>
    <style:style style:name="T41" style:family="text">
      <style:text-properties officeooo:rsid="004ec430"/>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gurança na Web com Foco no CMS Joomla</text:p>
      <text:p text:style-name="Standard"/>
      <text:p text:style-name="Standard"/>
      <text:p text:style-name="Standard"/>
      <text:p text:style-name="Standard">1 - Introdução<text:tab/>.<text:tab/>.<text:tab/>.<text:tab/>.<text:tab/>.<text:tab/>.<text:tab/>.<text:tab/>.<text:tab/>.<text:tab/>.<text:tab/>2 </text:p>
      <text:p text:style-name="Standard">2 - Ambiente do Programador <text:tab/>.<text:tab/>.<text:tab/>.<text:tab/>.<text:tab/>.<text:tab/>.<text:tab/>.<text:tab/>3 </text:p>
      <text:p text:style-name="Standard">3 - Hospedagem do Site <text:tab/>.<text:tab/>.<text:tab/>.<text:tab/>.<text:tab/>.<text:tab/>.<text:tab/>.<text:tab/>.<text:tab/>4 </text:p>
      <text:p text:style-name="Standard">4 - Configurações do PHP<text:tab/>.<text:tab/>.<text:tab/>.<text:tab/>.<text:tab/>.<text:tab/>.<text:tab/>.<text:tab/>.<text:tab/>6 </text:p>
      <text:p text:style-name="Standard">5 - Configurações do Apache .<text:tab/>.<text:tab/>.<text:tab/>.<text:tab/>.<text:tab/>.<text:tab/>.<text:tab/>.<text:tab/>9 </text:p>
      <text:p text:style-name="Standard">6 - Configurações do Joomla .<text:tab/>.<text:tab/>.<text:tab/>.<text:tab/>.<text:tab/>.<text:tab/>.<text:tab/>.<text:tab/>16 </text:p>
      <text:p text:style-name="Standard">7 - Algumas Extensões de Terceiros <text:tab/>.<text:tab/>.<text:tab/>.<text:tab/>.<text:tab/>.<text:tab/>.<text:tab/>.<text:tab/>19 </text:p>
      <text:p text:style-name="Standard">8 - Ferramentas<text:tab/>.<text:tab/>.<text:tab/>.<text:tab/>.<text:tab/>.<text:tab/>.<text:tab/>.<text:tab/>.<text:tab/>.<text:tab/>23 </text:p>
      <text:p text:style-name="Standard">9 - Programação .<text:tab/>.<text:tab/>.<text:tab/>.<text:tab/>.<text:tab/>.<text:tab/>.<text:tab/>.<text:tab/>.<text:tab/>.<text:tab/>25 </text:p>
      <text:p text:style-name="Standard">10 - Backup <text:tab/>.<text:tab/>.<text:tab/>.<text:tab/>.<text:tab/>.<text:tab/>.<text:tab/>.<text:tab/>.<text:tab/>.<text:tab/>.<text:tab/>29 </text:p>
      <text:p text:style-name="Standard">11 - Firewall <text:tab/>.<text:tab/>.<text:tab/>.<text:tab/>.<text:tab/>.<text:tab/>.<text:tab/>.<text:tab/>.<text:tab/>.<text:tab/>.<text:tab/>30 </text:p>
      <text:p text:style-name="Standard">12 - Senhas <text:tab/>.<text:tab/>.<text:tab/>.<text:tab/>.<text:tab/>.<text:tab/>.<text:tab/>.<text:tab/>.<text:tab/>.<text:tab/>.<text:tab/>32 </text:p>
      <text:p text:style-name="Standard">13 - E se o site foi invadido? <text:tab/>.<text:tab/>.<text:tab/>.<text:tab/>.<text:tab/>.<text:tab/>.<text:tab/>.<text:tab/>.<text:tab/>34 </text:p>
      <text:p text:style-name="Standard">14 - Checklist de Segurança <text:tab/>.<text:tab/>.<text:tab/>.<text:tab/>.<text:tab/>.<text:tab/>.<text:tab/>.<text:tab/>.<text:tab/>37 </text:p>
      <text:p text:style-name="Standard">15 - Testes de Vulnerabilidade <text:tab/>.<text:tab/>.<text:tab/>.<text:tab/>.<text:tab/>.<text:tab/>.<text:tab/>.<text:tab/>41 </text:p>
      <text:p text:style-name="Standard">16 – Permissões do Sistema de Arquivos <text:tab/>.<text:tab/>.<text:tab/>.<text:tab/>.<text:tab/>.<text:tab/>.<text:tab/>42</text:p>
      <text:p text:style-name="Standard">17 - Links Úteis/Referências<text:tab/>.<text:tab/>.<text:tab/>.<text:tab/>.<text:tab/>.<text:tab/>.<text:tab/>.<text:tab/>.<text:tab/>43 </text:p>
      <text:p text:style-name="Standard"/>
      <text:p text:style-name="P5"><text:span text:style-name="Strong_20_Emphasis">1) Introdução</text:span></text:p>
      <text:p text:style-name="Standard"><text:span text:style-name="Strong_20_Emphasis"/></text:p>
      <text:p text:style-name="Text_20_body"><text:span text:style-name="Strong_20_Emphasis">Alerta Inicial</text:span> - vale ressaltar que algumas características aqui relatadas podem não funcionar no seu servidor e pode até ser que todas funcionem e mais algumas. Portanto fique atento para fazer os ajustes necessários.</text:p>
      <text:p text:style-name="P10"><text:span text:style-name="T4">Alerta 2</text:span>: <text:span text:style-name="Strong_20_Emphasis"><text:span text:style-name="T3">Este manual tem alguns itens desatualizados. Você precisa conhecer do que se trata e atualizar quando for o caso. Um exemplo é a versão do PHP, que atualmente recomenda-se pelo menos a 5.6 ou 7.</text:span></text:span></text:p>
      <text:p text:style-name="Text_20_body">Este artigo é fruto de pesquisas sobre o assunto pela Internet e de algo vindo da minha experiência com a criação de sites. Tem foco em sites com o CMS Joomla, mas muita coisa se aplica a outros CMS e outros tipos de sites em PHP.</text:p>
      <text:p text:style-name="Text_20_body">Geralmente programadores web criam seus sites como se a Internet fosse um ambiente seguro, ou seja, sem quase nenhuma preocupação com segurança. Mas a cada dia a Internet fica ainda mais insegura. Se acompanharmos as notícias e discussões em listas e fóruns iremos perceber isso.</text:p>
      <text:p text:style-name="Text_20_body">Nós que trabalhamos criando sites, somos também responsáveis pela segurança dos mesmos, temos obrigação de fazer tudo que estiver ao nosso alcance para tornar os sites que criamos o mais seguro possível. Estudando, testando e a cada dia aprendendo mais a zelar pelo que criamos.</text:p>
      <text:p text:style-name="Text_20_body">Sempre que for instalar uma nova extensão o faça em ambiente de testes, onde deve efetuar divers<text:span text:style-name="T7">a</text:span>s experi<text:span text:style-name="T7">ências</text:span> com a mesma e somente quando se sentir seguro instale no site em produção. </text:p>
      <text:p text:style-name="Standard"/>
      <text:p text:style-name="Standard"/>
      <text:p text:style-name="P4"><text:span text:style-name="Strong_20_Emphasis">2) Ambiente do Programador </text:span></text:p>
      <text:p text:style-name="Text_20_body">Precisamos ter nosso ambiente de trabalho, nosso computador desktop onde criamos o site, isento de ameaças, para que ao enviar <text:span text:style-name="T8">o conteúdo ou o </text:span>nosso site para o servidor não estejamos colaborando para aumentar as ameaças <text:span text:style-name="T8">d</text:span>o mesmo. Por isso a sugestão de usar um sistema operacional mais seguro como Linux. Mesmo usando Linux devemos usar um bom firewall para filtrar ameaças. Caso utilizemos Windows devemos nos prevenir usando um navegador menos inseguro e com um bom e atualizado anti-virus, firewall e diversos outros softwares que ajudem a manter o ambiente limpo de ameaças.</text:p>
      <text:p text:style-name="Text_20_body">Fique atento para a atualização de todos os softwares importantes que utiliza, como antivirus, firewall, <text:span text:style-name="T8">IDE</text:span>s, etc. Não esquecer de atualizar o Sistema Operacional.</text:p>
      <text:p text:style-name="Text_20_body">Use sempre senhas fortes para tudo no servidor e inclusive em seu desktop. Será perca de tempo investir em muitos cuidados com a segurança, muito tempo de trabalho, muita pesquisa e estudo, se usar senhas fracas e fáceis de serem quebradas. Senhas fortes devem ter no mínimo letras e números. Para reforçar use também símbolos. Uma recomendação importante é que nunca mantenha sua senha do servidor em arquivo texto.</text:p>
      <text:p text:style-name="Text_20_body">Ajuda muito usar com frequência programas/sites para varredura/scan dos sites que estamos trabalhando. Veja na seção de programação algumas sugestões.</text:p>
      <text:p text:style-name="Text_20_body">Mesmo que você esteja usando Linux, instale <text:span text:style-name="T9">um antivirus como</text:span> o clamav para manter sua máquina limpa de arquivos de outros sistemas op<text:span text:style-name="T6">e</text:span>racionais frágeis e para varrer os arquivos do site quando baixar e antes de enviar. Não esquecer de varrer pendrives que vieram do Windows.</text:p>
      <text:p text:style-name="Text_20_body"/>
      <text:p text:style-name="Standard"/>
      <text:p text:style-name="P4"><text:span text:style-name="Strong_20_Emphasis">3) Hospedagem do Site</text:span></text:p>
      <text:p text:style-name="Text_20_body">A hospedagem, o servidor que guarda os arquivos do site, é um dos itens mais importantes para a segurança do mesmo. Afinal de contas ele têm o controle sobre os servidores e assim pode implementar os mais diversos filtros de segurança que deixarão seu site em ambiente menos vulnerável ou o contrário, caso não implementem. Antes de contratar colha a maior quantidade possível de informações sobre o serviço. Contate amigos que têm sites hospedados <text:span text:style-name="T10">nele, questione </text:span>sobre como é o serviço que recebem, suas características, para ver se atendem ao que planeja (sempre deixe uma folga em espaço, banda e quantidade de bancos). Existem muitas características sobre uma boa hospedagem que devemos considerar: espaço em disco, banda, quantidade de bancos, de domínios, suporte, suporte a conexões via SSH, segurança (vários itens relacionados), etc. Nunca contrate somente pelo menor preço. Pesquise antes.</text:p>
      <text:p text:style-name="Text_20_body">Uma boa hospedagem tem um suporte rápido e competente, cuja equipe conhece bem suas funções e pode ajudar a resolver problemas e a detectá-los <text:span text:style-name="T10">de forma ágil</text:span>.</text:p>
      <text:p text:style-name="Text_20_body">Uma boa hospedagem adota procedimentos que tornam seguro o seu site como:</text:p>
      <text:list xml:id="list6513801426192163490" text:style-name="L1">
        <text:list-item>
          <text:p text:style-name="P13">Apache chrooted</text:p>
        </text:list-item>
        <text:list-item>
          <text:p text:style-name="P13">PHP instalado como CGI</text:p>
        </text:list-item>
        <text:list-item>
          <text:p text:style-name="P13">Apache modSecurity</text:p>
        </text:list-item>
        <text:list-item>
          <text:p text:style-name="P13">Ativa a extensão Source Guardian no PHP</text:p>
        </text:list-item>
      </text:list>
      <text:p text:style-name="Text_20_body"><text:span text:style-name="Strong_20_Emphasis"/></text:p>
      <text:p text:style-name="Text_20_body"><text:span text:style-name="Strong_20_Emphasis">Seleção da Hospedagem</text:span></text:p>
      <text:p text:style-name="Text_20_body">Escolha criteriosamente o servidor de hospedagem e o tipo. Tenha como um dos fatores de decisão a importância que o servidor dá à segurança. </text:p>
      <text:p text:style-name="Text_20_body">Escolher um servidor para o site que seja da sua confiança, ou pelo menos que não desconfie dele. </text:p>
      <text:p text:style-name="Text_20_body">Se possível evite servidores compartilhados. </text:p>
      <text:p text:style-name="Text_20_body">Caso use um VPS ou servidor dedicado fique atento <text:span text:style-name="T11">à</text:span> monitoração de ataques, TripWire e SAMHAIN são boas ferramentas <text:span text:style-name="T11">para isso</text:span>. </text:p>
      <text:p text:style-name="Text_20_body">Cheque os logs regularmente. </text:p>
      <text:p text:style-name="Text_20_body">Use .htaccess</text:p>
      <text:p text:style-name="Text_20_body"><text:span text:style-name="Strong_20_Emphasis"/></text:p>
      <text:p text:style-name="Text_20_body"><text:span text:style-name="Strong_20_Emphasis">Conexões ao cPanel</text:span></text:p>
      <text:p text:style-name="Text_20_body">Use somente conexões seguras ao conectar ao <text:span text:style-name="T12">servidor</text:span>. Se não conectar assim sua senha poderá ser interceptada. Evite ftp, ao invés use <text:span text:style-name="T12">o gerenciador de arquivos </text:span>o próprio cPanel.</text:p>
      <text:p text:style-name="Text_20_body"/>
      <text:p text:style-name="Text_20_body"><text:span text:style-name="Strong_20_Emphasis">Versão do PHP</text:span></text:p>
      <text:p text:style-name="Text_20_body">Configure seu site para usar pelo menos a versão 5.<text:span text:style-name="T13">6</text:span> do PHP. <text:span text:style-name="T13">(atuaise)</text:span> Para isso adicione a linha abaixo ao .htaccess:</text:p>
      <text:p text:style-name="Text_20_body">AddHandler application/x-httpd-php5<text:span text:style-name="T13">6</text:span> .php .php3 .php4 .php5 .phtml</text:p>
      <text:p text:style-name="Text_20_body"/>
      <text:p text:style-name="Text_20_body"><text:span text:style-name="Strong_20_Emphasis"/></text:p>
      <text:p text:style-name="P4"><text:span text:style-name="Strong_20_Emphasis">Negando Acesso</text:span></text:p>
      <text:p text:style-name="Text_20_body">Caso queira evitar acesso web a um diretório, crie um .htacccess para o mesmo com a linha: </text:p>
      <text:p text:style-name="Text_20_body">deny from all </text:p>
      <text:p text:style-name="Text_20_body"/>
      <text:p text:style-name="Text_20_body"><text:span text:style-name="Strong_20_Emphasis">Segurança equilibrada</text:span></text:p>
      <text:p text:style-name="Text_20_body">Não descuide da segurança mas também não seja paran<text:span text:style-name="T14">o</text:span>ico, mantenha o equilíbrio. Este é um assunto tão envolvente que pode fazer com que nos descuidemos de outras áreas para nos concentrar somente nele. A segurança inclusive depende de outras áreas para ser forte. </text:p>
      <text:p text:style-name="Standard"/>
      <text:p text:style-name="P4"><text:span text:style-name="Strong_20_Emphasis">4) Configurações do PHP</text:span></text:p>
      <text:p text:style-name="P9">php.ini e ini_set()</text:p>
      <text:p text:style-name="Text_20_body"/>
      <text:p text:style-name="Text_20_body"><text:span text:style-name="Strong_20_Emphasis">display_errors </text:span></text:p>
      <text:p text:style-name="Text_20_body">Estes só devem estar ativos quando estamos <text:span text:style-name="T15">em ambiente de testes, </text:span>criando ou programando, antes de enviar para o servidor devemos desativar. Se alguma extensão ou aplicativo precisa dessas extensões ativas o prudente é não usar essas extensões. Aliás, para quando estamos instalando, testando e programando, devemos exibir ao máximo os erros. Idealmente o php.ini deve estar com:</text:p>
      <text:p text:style-name="Text_20_body">error_reporting = E_ALL &amp; ~E_DEPRECATED</text:p>
      <text:p text:style-name="Text_20_body"/>
      <text:p text:style-name="P7">Quando usar php.ini, ini_set() ou .htaccess</text:p>
      <text:p text:style-name="Text_20_body">Isso vai depender de como o servidor está configurado.</text:p>
      <text:p text:style-name="Text_20_body">- Algumas configurações do PHP podem ser alteradas usando a função ini_set(), sendo que as alterações são válidas somente enquanto o script estiver em execução.</text:p>
      <text:p text:style-name="Text_20_body">- Outras configurações devem ser adicionadas num script php.ini ou no .htaccess.</text:p>
      <text:p text:style-name="Text_20_body">- Outras em qualquer uma das formas acima. </text:p>
      <text:p text:style-name="Text_20_body">- E algumas <text:span text:style-name="T16">configurações</text:span> não podem ser alteradas, como é o caso de memory_limit e execution_time. Caso alteremos essas podemos prejudicar a performance do site.</text:p>
      <text:p text:style-name="Text_20_body">Quando e onde usar cada um vai depender de como o PHP está instalado no servidor, que pode ser como módulo CGI ou como um módulo do Apache. </text:p>
      <text:p text:style-name="Text_20_body"/>
      <text:p text:style-name="Text_20_body"><text:span text:style-name="Strong_20_Emphasis">PHP como Módulo do Apache ou como CGI</text:span></text:p>
      <text:p text:style-name="Text_20_body">Para saber como foi instalado o PHP no seu servidor poderá consultar o help desk. Alguns servidores armazenam as respostas do suporte numa área chamada de <text:span text:style-name="T5">Knowledge Base</text:span> até com busca.</text:p>
      <text:p text:style-name="Text_20_body">A instalação como módulo CGI é mais segura, portanto preferível. Alguns servidores oferecem as duas modalidades e geralmente para servidores compartilhados é oferecido como módulo CGI, mas para ter certeza pergunte ou faça testes para identificar. Veja detalhes abaixo.</text:p>
      <text:p text:style-name="Text_20_body"><text:span text:style-name="T5">Como CGI</text:span> - mais segura, portanto mais restritiva para alterar as configurações do PHP. Não podemos criar um php.ini no raiz e ele valer recursivamente para todos os sub-diretórios. Temos que criar um php.ini para cada diretório. </text:p>
      <text:p text:style-name="Text_20_body">Também não podemos adicionar configurações do PHP nos scripts .htaccess. Se o fizermos receberemos um erro e o script não funcionará. Temos que remover o que adicionamos para o site voltar. <text:s/>Podemos usar a função ini_set().</text:p>
      <text:p text:style-name="Text_20_body"><text:span text:style-name="T5">Como módulo do Apache</text:span> - Aqui podemos criar um php.ini no raiz do domínio e ele valerá para todos os sites, ou seja, tem efeito global. Também podemos usar as configurações do PHP em scripts .htaccess e podemos usar a função ini_set().</text:p>
      <text:p text:style-name="Text_20_body"><text:span text:style-name="Strong_20_Emphasis"/></text:p>
      <text:p text:style-name="Text_20_body"><text:span text:style-name="Strong_20_Emphasis"/></text:p>
      <text:p text:style-name="P4"><text:span text:style-name="Strong_20_Emphasis">Como Configurar o PHP </text:span></text:p>
      <text:p text:style-name="Text_20_body">ini_set() - Esta função é muito útil para efetuar configurações em servidores onde o PHP foi instalado como CGI, especialmente para sites com Joomla. No caso entramos com as linhas da ini_set() no configuration.php, que é visto por todos os scripts.<text:line-break/><text:line-break/><text:span text:style-name="T4">Exemplo usando ini_set()</text:span></text:p>
      <text:p text:style-name="Text_20_body">ini_set('extension', 'sourceguardian.so'); </text:p>
      <text:p text:style-name="Text_20_body">ini_set('session.save_path', '/home/joao/public_html/tmp'); </text:p>
      <text:p text:style-name="Text_20_body">ini_set('cgi.force_redirect', 1); </text:p>
      <text:p text:style-name="Text_20_body">ini_set('allow_url_fopen', 0); </text:p>
      <text:p text:style-name="Text_20_body">ini_set('display_errors', 0); </text:p>
      <text:p text:style-name="Text_20_body">ini_set('allow_url_include', 0); </text:p>
      <text:p text:style-name="Text_20_body">ini_set('expose_php', 0); </text:p>
      <text:p text:style-name="Text_20_body">ini_set('magic_quotes_gpc', 0); </text:p>
      <text:p text:style-name="Text_20_body">ini_set('post_max_size', 262144); </text:p>
      <text:p text:style-name="Text_20_body">ini_set('upload_max_filesize', 262144); </text:p>
      <text:p text:style-name="Text_20_body">ini_set('upload_tmp_dir','/home/joao/public_html/tmp'); </text:p>
      <text:p text:style-name="Text_20_body">$disfunctions = 'proc_open, popen, disk_free_space, set_time_limit, leak, tempfile, exec, system, shell_exec, passthru, curl_exec, curl_multi_exec, parse_ini_file, show_source, apache_get_modules, apache_get_version, apache_getenv, apache_note, apache_setenv, disk_free_space, diskfreespace, dl, highlight_file, ini_alter, ini_restore, openlog, proc_nice, symlink, phpinfo'; </text:p>
      <text:p text:style-name="Text_20_body">ini_set('disable_functions', $disfunctions); </text:p>
      <text:p text:style-name="Text_20_body"/>
      <text:p text:style-name="Text_20_body">// <text:span text:style-name="T16">Verifique se pode usar estes abaixo em seu servidor</text:span></text:p>
      <text:p text:style-name="Text_20_body">ini_set('zend_extension', '/usr/local/php52/lib/php/extensions/ioncube.so'); </text:p>
      <text:p text:style-name="Text_20_body">ini_set('zend_extension_manager.optimizer=', '/usr/local/Zend/lib/Optimizer-3.3.3'); </text:p>
      <text:p text:style-name="Text_20_body">ini_set('zend_extension_manager.optimizer_ts', '/usr/local/Zend/lib/Optimizer_TS-3.3.3'); </text:p>
      <text:p text:style-name="Text_20_body">ini_set('zend_optimizer.version', '3.3.3'); </text:p>
      <text:p text:style-name="Text_20_body">ini_set('zend_extension', '/usr/local/Zend/lib/ZendExtensionManager.so'); </text:p>
      <text:p text:style-name="Text_20_body">ini_set('zend_extension_ts', '/usr/local/Zend/lib/ZendExtensionManager_TS.so');</text:p>
      <text:p text:style-name="Text_20_body"><text:span text:style-name="Strong_20_Emphasis"/></text:p>
      <text:p text:style-name="Text_20_body"><text:span text:style-name="Strong_20_Emphasis"/></text:p>
      <text:p text:style-name="P4"><text:span text:style-name="Strong_20_Emphasis">php.ini</text:span> - Quando criamos um php.ini e adcionamos a um certo diretório, as diretivas dele sobrescreverão as existentes no script php.ini do servidor, mudando o valor das diretivas, mas perdendo alguns recursos importantes, como é o caso do ionCube. Veja exemplo abaixo para contornar isso.</text:p>
      <text:p text:style-name="Text_20_body"/>
      <text:p text:style-name="Text_20_body"><text:span text:style-name="T4">Exemplo de php.ini para reforçar a segurança</text:span> </text:p>
      <text:p text:style-name="Text_20_body">extension=sourceguardian.so </text:p>
      <text:p text:style-name="Text_20_body">session.save_path = "/home/ribafs03/public_html/tmp" </text:p>
      <text:p text:style-name="Text_20_body">cgi.force_redirect = 1 </text:p>
      <text:p text:style-name="Text_20_body">allow_url_fopen= 0 </text:p>
      <text:p text:style-name="Text_20_body">display_errors = 0 </text:p>
      <text:p text:style-name="Text_20_body">expose_php = 0 </text:p>
      <text:p text:style-name="Text_20_body">magic_quotes_gpc = 0 </text:p>
      <text:p text:style-name="Text_20_body">memory_limit = 8388608 </text:p>
      <text:p text:style-name="Text_20_body">#open_basedir = 1 </text:p>
      <text:p text:style-name="Text_20_body">post_max_size = 262144 </text:p>
      <text:p text:style-name="Text_20_body">upload_max_filesize = 262144 </text:p>
      <text:p text:style-name="Text_20_body">upload_tmp_dir = "/home/ribafs03/public_html/tmp" </text:p>
      <text:p text:style-name="Text_20_body">disable_functions = proc_open, popen, disk_free_space, set_time_limit, leak, tempfile, exec, system, shell_exec, passthru, curl_exec, curl_multi_exec, parse_ini_file, show_source, apache_get_modules,apache_get_version,apache_getenv,apache_note, apache_setenv, disk_free_space, diskfreespace, dl, highlight_file, ini_alter, ini_restore, openlog, proc_nice, symlink, phpinfo </text:p>
      <text:p text:style-name="Text_20_body"/>
      <text:p text:style-name="Text_20_body">// <text:span text:style-name="T17">Checar se seu servidor suporta os abaixo e as versões</text:span></text:p>
      <text:p text:style-name="Text_20_body">zend_extension=/usr/local/php5<text:span text:style-name="T17">6</text:span>/lib/php/extensions/ioncube.so </text:p>
      <text:p text:style-name="Text_20_body">zend_extension_manager.optimizer=/usr/local/Zend/lib/Optimizer-3.3.3 </text:p>
      <text:p text:style-name="Text_20_body">zend_extension_manager.optimizer_ts=/usr/local/Zend/lib/Optimizer_TS-3.3.3 </text:p>
      <text:p text:style-name="Text_20_body">zend_optimizer.version=3.3.3 </text:p>
      <text:p text:style-name="Text_20_body">zend_extension=/usr/local/Zend/lib/ZendExtensionManager.so </text:p>
      <text:p text:style-name="Text_20_body">zend_extension_ts=/usr/local/Zend/lib/ZendExtensionManager_TS.so</text:p>
      <text:p text:style-name="Text_20_body"/>
      <text:p text:style-name="P7">Lista de todas as diretivas só php.ini</text:p>
      <text:p text:style-name="Text_20_body"><text:a xlink:type="simple" xlink:href="http://www.php.net/manual/pt_BR/ini.list.php" text:style-name="Internet_20_link" text:visited-style-name="Visited_20_Internet_20_Link">http://www.php.net/manual/pt_BR/ini.list.php</text:a></text:p>
      <text:p text:style-name="Text_20_body">Descrição das diretivas do principais do arquivo php.ini</text:p>
      <text:p text:style-name="Text_20_body"><text:a xlink:type="simple" xlink:href="http://www.php.net/manual/pt_BR/ini.core.php" text:style-name="Internet_20_link" text:visited-style-name="Visited_20_Internet_20_Link">http://www.php.net/manual/pt_BR/ini.core.php</text:a> </text:p>
      <text:p text:style-name="Standard"/>
      <text:p text:style-name="Standard"/>
      <text:p text:style-name="Text_20_body"><text:soft-page-break/><text:span text:style-name="Strong_20_Emphasis">5) Configurações do Apache </text:span></text:p>
      <text:p text:style-name="Text_20_body"><text:span text:style-name="Strong_20_Emphasis">Sobre o .htaccess</text:span></text:p>
      <text:p text:style-name="Text_20_body"><text:bookmark text:name="5_Configurações_do_Apache4"/>O arquivo .htaccess, que no linux é um arquivo oculto (inicia com ponto), é um arquivo muito útil para a administração de segurança e vários outros recursos em sites que usam o Apache como servidor web. Em especial quando não temos acesso direto às configurações do Apache.</text:p>
      <text:p text:style-name="Text_20_body"><text:bookmark text:name="5_Configurações_do_Apache6"/>Usado para configurar o Apache e também o PHP (somente se instalado como módulo do Apache). </text:p>
      <text:p text:style-name="Text_20_body"><text:bookmark text:name="5_Configurações_do_Apache8"/>Veja alguns dos seus vários e úteis usos. Li certa vez: "Use e abuse do .htaccess, pois ele é seu amigo." </text:p>
      <text:p text:style-name="Text_20_body"/>
      <text:p text:style-name="Text_20_body"><text:bookmark text:name="5_Configurações_do_Apache10"/><text:bookmark text:name="5_Configurações_do_Apache11"/><text:span text:style-name="Strong_20_Emphasis">Listar Arquivos de Diretório </text:span></text:p>
      <text:p text:style-name="Text_20_body"><text:bookmark text:name="5_Configurações_do_Apache13"/>Se por exemplo você quer que o diretório onde você colocou o .htaccess liste os arquivos caso não haja um index.html da vida, você adiciona o seguinte no .htaccess: </text:p>
      <text:p text:style-name="Text_20_body"><text:bookmark text:name="5_Configurações_do_Apache15"/>Options +Indexes </text:p>
      <text:p text:style-name="Text_20_body"/>
      <text:p text:style-name="Text_20_body"><text:bookmark text:name="5_Configurações_do_Apache17"/><text:span text:style-name="Strong_20_Emphasis">E para tirar essa opção: </text:span></text:p>
      <text:p text:style-name="Text_20_body"><text:bookmark text:name="5_Configurações_do_Apache18"/>Options -Indexes</text:p>
      <text:p text:style-name="Text_20_body"><text:span text:style-name="Strong_20_Emphasis"/></text:p>
      <text:p text:style-name="Text_20_body"><text:bookmark text:name="5_Configurações_do_Apache20"/><text:span text:style-name="Strong_20_Emphasis">Permitir acesso somente para uma faixa de IPs: </text:span></text:p>
      <text:p text:style-name="Text_20_body"><text:bookmark text:name="5_Configurações_do_Apache22"/>&lt;Files pagina_erro_403.php&gt; </text:p>
      <text:p text:style-name="Text_20_body"><text:bookmark text:name="5_Configurações_do_Apache23"/>Order Deny,Allow </text:p>
      <text:p text:style-name="Text_20_body"><text:bookmark text:name="5_Configurações_do_Apache24"/>Deny from all </text:p>
      <text:p text:style-name="Text_20_body"><text:bookmark text:name="5_Configurações_do_Apache25"/>Allow from 192.168. </text:p>
      <text:p text:style-name="Text_20_body"><text:bookmark text:name="5_Configurações_do_Apache26"/>&lt;/Files&gt; </text:p>
      <text:p text:style-name="Text_20_body"/>
      <text:p text:style-name="Text_20_body"><text:bookmark text:name="5_Configurações_do_Apache28"/><text:span text:style-name="Emphasis"><text:span text:style-name="Strong_20_Emphasis">Como personalizar páginas de erro:</text:span></text:span> </text:p>
      <text:p text:style-name="Text_20_body"><text:bookmark text:name="5_Configurações_do_Apache30"/>ErrorDocument 403 /acesso_negado.php </text:p>
      <text:p text:style-name="Text_20_body"><text:bookmark text:name="5_Configurações_do_Apache31"/>ErrorDocument 404 /nao_encontrado.php </text:p>
      <text:p text:style-name="Text_20_body"><text:bookmark text:name="5_Configurações_do_Apache32"/>ErrorDocument 500 /erro_interno_servidor.php </text:p>
      <text:p text:style-name="Text_20_body"/>
      <text:p text:style-name="Text_20_body"><text:bookmark text:name="5_Configurações_do_Apache34"/>401 - Authorization Required </text:p>
      <text:p text:style-name="Text_20_body"><text:bookmark text:name="5_Configurações_do_Apache35"/>400 - Bad request </text:p>
      <text:p text:style-name="Text_20_body"><text:bookmark text:name="5_Configurações_do_Apache36"/>403 - Forbidden </text:p>
      <text:p text:style-name="Text_20_body">404 - Wrong page </text:p>
      <text:p text:style-name="Text_20_body"><text:bookmark text:name="5_Configurações_do_Apache37"/>500 - Internal Server Error </text:p>
      <text:p text:style-name="Text_20_body"/>
      <text:p text:style-name="Text_20_body"><text:span text:style-name="Strong_20_Emphasis"/></text:p>
      <text:p text:style-name="P4"><text:bookmark text:name="5_Configurações_do_Apache40"/><text:span text:style-name="Strong_20_Emphasis">Ativar mod_rewrite </text:span></text:p>
      <text:p text:style-name="Text_20_body"><text:bookmark text:name="5_Configurações_do_Apache42"/>RewriteEngine On </text:p>
      <text:p text:style-name="Text_20_body"><text:bookmark text:name="5_Configurações_do_Apache43"/>RewriteCond %{SCRIPT_FILENAME} !-f </text:p>
      <text:p text:style-name="Text_20_body"><text:bookmark text:name="5_Configurações_do_Apache44"/>RewriteCond %{SCRIPT_FILENAME} !-d </text:p>
      <text:p text:style-name="Text_20_body"><text:bookmark text:name="5_Configurações_do_Apache45"/>RewriteRule ^(.*)$ index.php?pagina=$1</text:p>
      <text:p text:style-name="Text_20_body"><text:span text:style-name="Strong_20_Emphasis"/></text:p>
      <text:p text:style-name="P3">Bloqueia uma lista de IPs:</text:p>
      <text:p text:style-name="Standard">order allow, deny</text:p>
      <text:p text:style-name="Standard">deny from 210.140.98.160</text:p>
      <text:p text:style-name="Standard">deny from 69.197.132.70</text:p>
      <text:p text:style-name="Standard">deny from 74.14.13.236</text:p>
      <text:p text:style-name="Standard">allow from all</text:p>
      <text:p text:style-name="Standard"/>
      <text:p text:style-name="P7"><text:bookmark text:name="5_Configurações_do_Apache49"/>Deixa a Intranet acessar </text:p>
      <text:p text:style-name="Text_20_body"><text:bookmark text:name="5_Configurações_do_Apache50"/>Order allow,deny </text:p>
      <text:p text:style-name="Text_20_body"><text:bookmark text:name="5_Configurações_do_Apache51"/>allow from 192.168.0. </text:p>
      <text:p text:style-name="Text_20_body"><text:bookmark text:name="5_Configurações_do_Apache52"/>deny from all</text:p>
      <text:p text:style-name="Text_20_body"><text:span text:style-name="Strong_20_Emphasis"/></text:p>
      <text:p text:style-name="Text_20_body"><text:bookmark text:name="5_Configurações_do_Apache57"/><text:span text:style-name="Strong_20_Emphasis">Deixa todo mundo acessar, menos o IP 192.168.0.25 </text:span></text:p>
      <text:p text:style-name="Text_20_body"><text:bookmark text:name="5_Configurações_do_Apache58"/>Order deny,allow </text:p>
      <text:p text:style-name="Text_20_body"><text:bookmark text:name="5_Configurações_do_Apache59"/>deny from 192.168.0.25 </text:p>
      <text:p text:style-name="Text_20_body"><text:bookmark text:name="5_Configurações_do_Apache60"/>allow from all </text:p>
      <text:p text:style-name="Text_20_body"/>
      <text:p text:style-name="Text_20_body"><text:bookmark text:name="5_Configurações_do_Apache62"/><text:span text:style-name="Strong_20_Emphasis">Impedir todos de visitarem o site </text:span></text:p>
      <text:p text:style-name="Text_20_body"><text:bookmark text:name="5_Configurações_do_Apache63"/>deny from all</text:p>
      <text:p text:style-name="Text_20_body">Obs.: no caso acima somente permite acesso pelo cpanel, ftp ou outro, nunca pela web.</text:p>
      <text:p text:style-name="Text_20_body"><text:span text:style-name="Strong_20_Emphasis"/></text:p>
      <text:p text:style-name="Text_20_body"><text:bookmark text:name="5_Configurações_do_Apache65"/><text:span text:style-name="Strong_20_Emphasis">Restringe o arquivo "secreto.html" somente para o IP 192.168.0.30 </text:span></text:p>
      <text:p text:style-name="Text_20_body"><text:bookmark text:name="5_Configurações_do_Apache66"/>&lt;Files secreto.html&gt; </text:p>
      <text:p text:style-name="Text_20_body"><text:bookmark text:name="5_Configurações_do_Apache67"/>Order allow,Deny </text:p>
      <text:p text:style-name="Text_20_body"><text:bookmark text:name="5_Configurações_do_Apache68"/>Allow from 192.168.0.30 </text:p>
      <text:p text:style-name="Text_20_body"><text:bookmark text:name="5_Configurações_do_Apache69"/>Deny from all </text:p>
      <text:p text:style-name="Text_20_body"><text:bookmark text:name="5_Configurações_do_Apache70"/>&lt;/Files&gt; </text:p>
      <text:p text:style-name="Text_20_body"/>
      <text:p text:style-name="Text_20_body"><text:span text:style-name="Strong_20_Emphasis"/></text:p>
      <text:p text:style-name="P4"><text:bookmark text:name="5_Configurações_do_Apache81"/><text:span text:style-name="Strong_20_Emphasis">Nega o acesso dos clientes ao .htaccess (bom colocar no httpd.conf) </text:span></text:p>
      <text:p text:style-name="P9"><text:bookmark text:name="5_Configurações_do_Apache82"/>Vem com a configuração padrão do Apache </text:p>
      <text:p text:style-name="Text_20_body"><text:bookmark text:name="5_Configurações_do_Apache83"/>&lt;Files ~ "^\.ht"&gt; </text:p>
      <text:p text:style-name="Text_20_body"><text:bookmark text:name="5_Configurações_do_Apache84"/>Order allow,deny </text:p>
      <text:p text:style-name="Text_20_body"><text:bookmark text:name="5_Configurações_do_Apache85"/>Deny from all </text:p>
      <text:p text:style-name="Text_20_body"><text:bookmark text:name="5_Configurações_do_Apache86"/>&lt;/Files&gt; </text:p>
      <text:p text:style-name="Text_20_body"/>
      <text:p text:style-name="Text_20_body"><text:bookmark text:name="5_Configurações_do_Apache88"/><text:bookmark text:name="5_Configurações_do_Apache89"/><text:span text:style-name="Strong_20_Emphasis">Redirecionar todos os visitantes que chegarem na pasta /antigo para o site http://www.novosite.com/novo </text:span></text:p>
      <text:p text:style-name="Text_20_body"><text:bookmark text:name="5_Configurações_do_Apache90"/>Redirect /antigo http://www.site.com/novo </text:p>
      <text:p text:style-name="Text_20_body"/>
      <text:p text:style-name="Text_20_body"><text:bookmark text:name="5_Configurações_do_Apache92"/><text:bookmark text:name="5_Configurações_do_Apache93"/>No caso, o arquivo http://www.site.com/antigo/teste.png será redirecionado para http://www.site.com/novo/teste.png</text:p>
      <text:p text:style-name="Text_20_body"><text:span text:style-name="Strong_20_Emphasis"/></text:p>
      <text:p text:style-name="Text_20_body"><text:bookmark text:name="5_Configurações_do_Apache95"/><text:span text:style-name="Strong_20_Emphasis">Proteger Diretório com Login e Senha </text:span></text:p>
      <text:p text:style-name="Text_20_body"><text:bookmark text:name="5_Configurações_do_Apache97"/>Usar o comando htpasswd para criar a senha com a seguinte sintaxe: </text:p>
      <text:p text:style-name="Text_20_body"/>
      <text:p text:style-name="Text_20_body"><text:bookmark text:name="5_Configurações_do_Apache98"/>htpasswd -c arquivodasenha login</text:p>
      <text:p text:style-name="Text_20_body"><text:bookmark text:name="5_Configurações_do_Apache100"/>htpasswd -c senha joao </text:p>
      <text:p text:style-name="Text_20_body"/>
      <text:p text:style-name="Text_20_body"><text:bookmark text:name="5_Configurações_do_Apache101"/>O arquivo gerado conterá uma linha com login:senhacriptografada</text:p>
      <text:p text:style-name="Text_20_body"><text:bookmark text:name="5_Configurações_do_Apache103"/>Inserir no diretório um arquivo .htaccess com o conteúdo:</text:p>
      <text:p text:style-name="Text_20_body"/>
      <text:p text:style-name="Text_20_body"><text:bookmark text:name="5_Configurações_do_Apache105"/>AuthName "Acesso Restrito" </text:p>
      <text:p text:style-name="Text_20_body"><text:bookmark text:name="5_Configurações_do_Apache106"/>AuthType Basic </text:p>
      <text:p text:style-name="Text_20_body"><text:bookmark text:name="5_Configurações_do_Apache107"/>AuthUserFile /backup/www/diretorio/senha </text:p>
      <text:p text:style-name="Text_20_body"><text:bookmark text:name="5_Configurações_do_Apache108"/>Require valid-user</text:p>
      <text:p text:style-name="Text_20_body"/>
      <text:p text:style-name="Text_20_body"><text:bookmark text:name="5_Configurações_do_Apache110"/>/backup/www/diretorio/senha - é o caminho complato para o arquivo com a senha</text:p>
      <text:p text:style-name="Text_20_body"><text:span text:style-name="Strong_20_Emphasis"/></text:p>
      <text:p text:style-name="Text_20_body"><text:span text:style-name="Strong_20_Emphasis">Exige senha para acessar o diretório administrator </text:span></text:p>
      <text:p text:style-name="Text_20_body"><text:bookmark text:name="5_Configurações_do_Apache73"/>&lt;Directory /administrator&gt; </text:p>
      <text:p text:style-name="Text_20_body"><text:bookmark text:name="5_Configurações_do_Apache74"/>AuthName "Acesso Restrito à Usuários" </text:p>
      <text:p text:style-name="Text_20_body"><text:bookmark text:name="5_Configurações_do_Apache75"/>AuthType Basic </text:p>
      <text:p text:style-name="Text_20_body"><text:bookmark text:name="5_Configurações_do_Apache76"/>AuthUserFile /etc/httpd/auth/acesso </text:p>
      <text:p text:style-name="Text_20_body"><text:bookmark text:name="5_Configurações_do_Apache77"/>AuthGroupFile /etc/httpd/auth/grupos </text:p>
      <text:p text:style-name="Text_20_body"><text:bookmark text:name="5_Configurações_do_Apache78"/><text:soft-page-break/>require group admin </text:p>
      <text:p text:style-name="Text_20_body"><text:bookmark text:name="5_Configurações_do_Apache79"/>&lt;/Directory&gt; </text:p>
      <text:p text:style-name="Text_20_body"><text:span text:style-name="Strong_20_Emphasis"/></text:p>
      <text:p text:style-name="Text_20_body"><text:bookmark text:name="5_Configurações_do_Apache112"/><text:span text:style-name="Strong_20_Emphasis">Bloquear Perl</text:span></text:p>
      <text:p text:style-name="Text_20_body"><text:bookmark text:name="5_Configurações_do_Apache113"/>Muitos scripts de ataque são criados em Perl, portanto para bloquear perl e outros bots para que não acessem seu site, adicione o código abaixo em um .htaccess (no raiz do domínio):</text:p>
      <text:p text:style-name="Text_20_body"><text:bookmark text:name="5_Configurações_do_Apache115"/>SetEnvIfNoCase User-Agent libwww-perl bad_bots </text:p>
      <text:p text:style-name="Text_20_body"><text:bookmark text:name="5_Configurações_do_Apache116"/>order deny,allow </text:p>
      <text:p text:style-name="Text_20_body"><text:bookmark text:name="5_Configurações_do_Apache117"/>deny from env=bad_bots </text:p>
      <text:p text:style-name="Text_20_body"/>
      <text:p text:style-name="Text_20_body"><text:bookmark text:name="5_Configurações_do_Apache119"/><text:span text:style-name="Strong_20_Emphasis">bogus handler para perl</text:span></text:p>
      <text:p text:style-name="Text_20_body"><text:bookmark text:name="5_Configurações_do_Apache120"/>Caso não esteja usando scripts em Perl em seu site adicione um "bogus handler" para estes scripts no .htaccess:</text:p>
      <text:p text:style-name="Text_20_body"><text:bookmark text:name="5_Configurações_do_Apache122"/>##Deny access to all CGI, Perl, Python and text files </text:p>
      <text:p text:style-name="Text_20_body"><text:bookmark text:name="5_Configurações_do_Apache123"/>&lt;FilesMatch "\.(cgi|pl|py|txt)"&gt; </text:p>
      <text:p text:style-name="Text_20_body"><text:bookmark text:name="5_Configurações_do_Apache124"/>Deny from all </text:p>
      <text:p text:style-name="Text_20_body"><text:bookmark text:name="5_Configurações_do_Apache125"/>&lt;/FilesMatch&gt; </text:p>
      <text:p text:style-name="Text_20_body"><text:bookmark text:name="5_Configurações_do_Apache126"/>## Se não está usando um arquivo robots.txt, então comente </text:p>
      <text:p text:style-name="Text_20_body"><text:bookmark text:name="5_Configurações_do_Apache127"/># as 3 linhas abaixo para evitar o acesso somente ao arquivo robots.txt </text:p>
      <text:p text:style-name="Text_20_body"><text:bookmark text:name="5_Configurações_do_Apache128"/>&lt;FilesMatch robots.txt&gt; </text:p>
      <text:p text:style-name="Text_20_body"><text:bookmark text:name="5_Configurações_do_Apache129"/>Allow from all </text:p>
      <text:p text:style-name="Text_20_body"><text:bookmark text:name="5_Configurações_do_Apache130"/>&lt;/FilesMatch&gt; </text:p>
      <text:p text:style-name="Text_20_body"/>
      <text:p text:style-name="Text_20_body"><text:bookmark text:name="5_Configurações_do_Apache133"/><text:span text:style-name="Strong_20_Emphasis">Outros recursos importantes para o .htaccess: </text:span></text:p>
      <text:p text:style-name="Text_20_body"><text:bookmark text:name="5_Configurações_do_Apache134"/>#Enable mod_rewrite and insert some sample rules: </text:p>
      <text:p text:style-name="Text_20_body"><text:bookmark text:name="5_Configurações_do_Apache135"/>RewriteEngine On </text:p>
      <text:p text:style-name="Text_20_body"><text:bookmark text:name="5_Configurações_do_Apache136"/>RewriteCond %{REQUEST_FILENAME} !-f </text:p>
      <text:p text:style-name="Text_20_body"><text:bookmark text:name="5_Configurações_do_Apache137"/>RewriteCond %{REQUEST_FILENAME} !-d </text:p>
      <text:p text:style-name="Text_20_body"><text:bookmark text:name="5_Configurações_do_Apache138"/>#RewriteCond %{REQUEST_URI} ^(/component/option,com) [NC,OR] ##optional - see notes## </text:p>
      <text:p text:style-name="Text_20_body"><text:bookmark text:name="5_Configurações_do_Apache139"/>RewriteCond %{REQUEST_URI} (/|\.htm|\.php|\.html|/[^.]*)$ [NC] </text:p>
      <text:p text:style-name="Text_20_body"><text:bookmark text:name="5_Configurações_do_Apache140"/>RewriteRule ^(content/|component/) index.php</text:p>
      <text:p text:style-name="Text_20_body"><text:span text:style-name="Strong_20_Emphasis"/></text:p>
      <text:p text:style-name="Text_20_body"><text:bookmark text:name="5_Configurações_do_Apache152"/><text:span text:style-name="Strong_20_Emphasis">Protegendo o acesso direto ao .htaccess e ao configuration.php: </text:span></text:p>
      <text:p text:style-name="Text_20_body"><text:bookmark text:name="5_Configurações_do_Apache153"/>&lt;Files .htaccess&gt; </text:p>
      <text:p text:style-name="Text_20_body"><text:bookmark text:name="5_Configurações_do_Apache154"/>order allow,deny </text:p>
      <text:p text:style-name="Text_20_body"><text:bookmark text:name="5_Configurações_do_Apache155"/>deny from all </text:p>
      <text:p text:style-name="Text_20_body"><text:bookmark text:name="5_Configurações_do_Apache156"/><text:soft-page-break/>&lt;/Files&gt; </text:p>
      <text:p text:style-name="Text_20_body"/>
      <text:p text:style-name="Text_20_body"><text:bookmark text:name="5_Configurações_do_Apache158"/>&lt;FilesMatch "configuration.php"&gt; </text:p>
      <text:p text:style-name="Text_20_body"><text:bookmark text:name="5_Configurações_do_Apache159"/>Order allow,deny </text:p>
      <text:p text:style-name="Text_20_body"><text:bookmark text:name="5_Configurações_do_Apache160"/>Deny from all </text:p>
      <text:p text:style-name="Text_20_body"><text:bookmark text:name="5_Configurações_do_Apache161"/>&lt;/FilesMatch&gt;</text:p>
      <text:p text:style-name="Text_20_body"/>
      <text:p text:style-name="Text_20_body"><text:bookmark text:name="5_Configurações_do_Apache163"/>E outros </text:p>
      <text:p text:style-name="Text_20_body"><text:bookmark text:name="5_Configurações_do_Apache164"/>&lt;FilesMatch "\.(htaccess|htpasswd|ini|phps|log|sh|conf)$"&gt; </text:p>
      <text:p text:style-name="Text_20_body"><text:bookmark text:name="5_Configurações_do_Apache165"/>Order allow,deny </text:p>
      <text:p text:style-name="Text_20_body"><text:bookmark text:name="5_Configurações_do_Apache166"/>Deny from all </text:p>
      <text:p text:style-name="Text_20_body"><text:bookmark text:name="5_Configurações_do_Apache167"/>&lt;/FilesMatch&gt; </text:p>
      <text:p text:style-name="Text_20_body"><text:span text:style-name="Strong_20_Emphasis"/></text:p>
      <text:p text:style-name="Text_20_body"><text:bookmark text:name="5_Configurações_do_Apache187"/><text:span text:style-name="Strong_20_Emphasis">Muito Importante </text:span></text:p>
      <text:p text:style-name="Text_20_body">Adicione ao final do .htaccess:</text:p>
      <text:p text:style-name="Text_20_body"># Block out any script trying to set a mosConfig value through the URL </text:p>
      <text:p text:style-name="Text_20_body">RewriteCond %{QUERY_STRING} mosConfig_[a-zA-Z_]{1,21}(=|\%3D) [OR] </text:p>
      <text:p text:style-name="Text_20_body"># Block out any script trying to base64_encode crap to send via URL </text:p>
      <text:p text:style-name="Text_20_body">RewriteCond %{QUERY_STRING} base64_encode.*\(.*\) [OR] </text:p>
      <text:p text:style-name="Text_20_body"># Block out any script that includes a &lt;script&gt; tag in URL </text:p>
      <text:p text:style-name="Text_20_body">RewriteCond %{QUERY_STRING} (\&lt;|%3C).*script.*(\&gt;|%3E) [NC,OR] </text:p>
      <text:p text:style-name="Text_20_body"># Block out any script trying to set a PHP GLOBALS variable via URL </text:p>
      <text:p text:style-name="Text_20_body">RewriteCond %{QUERY_STRING} GLOBALS(=|\[|\%[0-9A-Z]{0,2}) [OR] </text:p>
      <text:p text:style-name="Text_20_body"># Block out any script trying to modify a _REQUEST variable via URL </text:p>
      <text:p text:style-name="Text_20_body">RewriteCond %{QUERY_STRING} _REQUEST(=|\[|\%[0-9A-Z]{0,2}) </text:p>
      <text:p text:style-name="Text_20_body"># Send all blocked request to homepage with 403 Forbidden error! </text:p>
      <text:p text:style-name="Text_20_body">RewriteRule ^(.*)$ index.php [F,L]</text:p>
      <text:p text:style-name="Text_20_body"># Dica de <text:a xlink:type="simple" xlink:href="http://forum.codecall.net/security-tutorials/4867-joomla-hacking-script.html" text:style-name="Internet_20_link" text:visited-style-name="Visited_20_Internet_20_Link">http://forum.codecall.net/security-tutorials/4867-joomla-hacking-script.html</text:a> </text:p>
      <text:p text:style-name="Text_20_body"/>
      <text:p text:style-name="Text_20_body"><text:span text:style-name="Strong_20_Emphasis">Criando um sistema de detecção de intrusão com o .htaccess</text:span></text:p>
      <text:p text:style-name="Text_20_body">URL encoding attacks such as SQL injection, white space, javascript, etc and redirects the URL to log.php. Log.php will then alert you via email.</text:p>
      <text:p text:style-name="Text_20_body">Referência: <text:a xlink:type="simple" xlink:href="http://www.hackosis.com/simple-htaccess-intrusion-detection-system/" text:style-name="Internet_20_link" text:visited-style-name="Visited_20_Internet_20_Link">http://www.hackosis.com/simple-htaccess-intrusion-detection-system/</text:a> </text:p>
      <text:p text:style-name="Text_20_body">Options +FollowSymLinks </text:p>
      <text:p text:style-name="Text_20_body">RewriteEngine On </text:p>
      <text:p text:style-name="Text_20_body"><text:soft-page-break/>RewriteCond %{QUERY_STRING} (\"|%22).*(\&gt;|%3E|&lt;|%3C).* [NC] </text:p>
      <text:p text:style-name="Text_20_body">RewriteRule ^(.*)$ log.php [NC] </text:p>
      <text:p text:style-name="Text_20_body">RewriteCond %{QUERY_STRING} (\&lt;|%3C).*script.*(\&gt;|%3E) [NC] </text:p>
      <text:p text:style-name="Text_20_body">RewriteRule ^(.*)$ log.php [NC] </text:p>
      <text:p text:style-name="Text_20_body">RewriteCond %{QUERY_STRING} (javascript:).*(\;).* [NC] </text:p>
      <text:p text:style-name="Text_20_body">RewriteRule ^(.*)$ log.php [NC] </text:p>
      <text:p text:style-name="Text_20_body">RewriteCond %{QUERY_STRING} (\;|\’|\"|\%22).*(union|select|insert|drop|update|md5|benchmark|or|and|if).* [NC] </text:p>
      <text:p text:style-name="Text_20_body">RewriteRule ^(.*)$ log.php [NC] </text:p>
      <text:p text:style-name="Text_20_body">RewriteRule (,|;|&lt;|&gt;|’|`) /log.php [NC]</text:p>
      <text:p text:style-name="Text_20_body">Criar o arquivo lop.php no raiz do site. Mudar o e-mai<text:a xlink:type="simple" xlink:href="mailto:admin@site.com" text:style-name="Internet_20_link" text:visited-style-name="Visited_20_Internet_20_Link">l dmin@site.com</text:a> Este endereço de e-mail está protegido contra spambots. Você deve habilitar o JavaScript para visualizá-lo para receber a notificação: </text:p>
      <text:p text:style-name="Text_20_body"/>
      <text:p text:style-name="Text_20_body">&lt;?php </text:p>
      <text:p text:style-name="Text_20_body">$r= $_SERVER['REQUEST_URI']; </text:p>
      <text:p text:style-name="Text_20_body">$q= $_SERVER['QUERY_STRING']; </text:p>
      <text:p text:style-name="Text_20_body">$i= $_SERVER['REMOTE_ADDR']; </text:p>
      <text:p text:style-name="Text_20_body">$u= $_SERVER['HTTP_USER_AGENT']; </text:p>
      <text:p text:style-name="Text_20_body">$mess = $r . ' | ' . $q . ' | ' . $i . ' | ' .$u; </text:p>
      <text:p text:style-name="Text_20_body">mail(" <text:a xlink:type="simple" xlink:href="mailto:admin@site.com" text:style-name="Internet_20_link" text:visited-style-name="Visited_20_Internet_20_Link">admin@site.com</text:a> este endereço de e-mail está protegido contra spambots. Você deve habilitar o JavaScript para visualizá-lo. ","bad request",$mess,"from: <text:a xlink:type="simple" xlink:href="mailto:bot@site.com" text:style-name="Internet_20_link" text:visited-style-name="Visited_20_Internet_20_Link">bot@site.com</text:a> este endereço de e-mail está protegido contra spambots. Você deve habilitar o JavaScript para visualizá-lo. "); </text:p>
      <text:p text:style-name="Text_20_body">echo "Hot Damn!"; </text:p>
      <text:p text:style-name="Text_20_body">?&gt; </text:p>
      <text:p text:style-name="Standard"/>
      <text:p text:style-name="Standard"/>
      <text:p text:style-name="P4"><text:span text:style-name="Strong_20_Emphasis">6) Configuração do Joomla</text:span></text:p>
      <text:p text:style-name="Text_20_body"><text:span text:style-name="Strong_20_Emphasis"/></text:p>
      <text:p text:style-name="Text_20_body"><text:bookmark text:name="6_Joomla2"/><text:span text:style-name="Strong_20_Emphasis">Atualização</text:span></text:p>
      <text:p text:style-name="Text_20_body"><text:bookmark text:name="6_Joomla4"/>Mantenha o Joomla e as extensões do seu site atualizados.</text:p>
      <text:p text:style-name="Text_20_body"><text:bookmark text:name="6_Joomla6"/>Recomendação importante: sempre faça um backup full do site (todos os arquivos e o banco), antes de atualizar, pois pode ser que você tenha alterado alguma extensão ou o próprio Joomla e a atualização apague isso. <text:span text:style-name="T18">Sugestões: com_simplebackup e AkeebaBackup.</text:span></text:p>
      <text:p text:style-name="Text_20_body"/>
      <text:p text:style-name="Text_20_body"><text:bookmark text:name="6_Joomla8"/><text:span text:style-name="Emphasis"><text:span text:style-name="Strong_20_Emphasis">Não atualize para </text:span></text:span><text:span text:style-name="Emphasis"><text:span text:style-name="Strong_20_Emphasis"><text:span text:style-name="T19">novas</text:span></text:span></text:span><text:span text:style-name="Emphasis"><text:span text:style-name="Strong_20_Emphasis"> vers</text:span></text:span><text:span text:style-name="Emphasis"><text:span text:style-name="Strong_20_Emphasis"><text:span text:style-name="T19">ões</text:span></text:span></text:span><text:span text:style-name="Emphasis"><text:span text:style-name="Strong_20_Emphasis"> </text:span></text:span><text:span text:style-name="Emphasis"><text:span text:style-name="Strong_20_Emphasis"><text:span text:style-name="T20">(exemplos: da 2.5 para a 3, da 3.x para a 4) </text:span></text:span></text:span><text:span text:style-name="Emphasis"><text:span text:style-name="Strong_20_Emphasis">de imediato, tenha prudência</text:span></text:span> </text:p>
      <text:p text:style-name="Text_20_body">- Uma ótima extensão para colaborar com essa tarefa é o componente Admin Tools, do mesmo desenvolvedor do Akeda Backup: <text:a xlink:type="simple" xlink:href="http://www.akeebabackup.com/download.html" text:style-name="Internet_20_link" text:visited-style-name="Visited_20_Internet_20_Link">http://www.akeebabackup.com/download.html</text:a> </text:p>
      <text:p text:style-name="Text_20_body">- Sempre instale imediatamente que faça o download, mas antes de atualizar realize um backup full para se prevenir, pois algumas atualizações podem alterar o template default (que você pode estar usando) ou outra extensão que tenha personalizado, portanto backup full antes. </text:p>
      <text:p text:style-name="Text_20_body">Aproveite para assinar também o RSS das novidades sobre segurança: </text:p>
      <text:p text:style-name="Text_20_body"><text:a xlink:type="simple" xlink:href="http://feeds.joomla.org/JoomlaSecurityNews" text:style-name="Internet_20_link" text:visited-style-name="Visited_20_Internet_20_Link">http://feeds.joomla.org/JoomlaSecurityNews</text:a> </text:p>
      <text:p text:style-name="Text_20_body"/>
      <text:p text:style-name="Text_20_body"><text:span text:style-name="Strong_20_Emphasis">Extensões de Terceiros</text:span></text:p>
      <text:p text:style-name="Text_20_body">Evite ao máximo <text:span text:style-name="T21">uti</text:span>lizar extensões de terceiros. Sempre que o Joomla tiver uma extensão, prefira a do Joomla, como por exemplo, para URLs amigáveis prefira usar o recurso do Joomla. Somente instale extensões de terceiros se extremamente necessário. E se instalar sempre vá ao site do autor e baixe a última versão e também mantenha-a atualizada. Também tenha o cuidado de instalar antes em um computador de testes e somente após <text:span text:style-name="T21">alguns</text:span> testes instale no site em produção.</text:p>
      <text:p text:style-name="Text_20_body"/>
      <text:p text:style-name="Text_20_body"><text:span text:style-name="Strong_20_Emphasis">Muita prudência ao instalar extensões de terceiros: </text:span></text:p>
      <text:p text:style-name="Text_20_body">- Evite usar extensões de terceiros, especialmente quando o Joomla já trouxer uma nativa <text:span text:style-name="T22">similar</text:span>. </text:p>
      <text:p text:style-name="Text_20_body">- Caso decida instalar visite antes a Lista de Vulnerabilidade de Extensões.</text:p>
      <text:p text:style-name="Text_20_body">- Extensões não usadas devem ser desinstaladas.</text:p>
      <text:p text:style-name="Text_20_body">- Instale em máquina de teste antes de colocar em produção. Instale várias vezes, teste, execute e se for um template teste em vários navegadores. </text:p>
      <text:p text:style-name="Text_20_body">- Baixe somente do site dos criadores </text:p>
      <text:p text:style-name="Text_20_body">- Mantenha sempre atualizada </text:p>
      <text:p text:style-name="Text_20_body">- Caso descubra que uma extensão é insegura não somente desabilite mas desinstale e remova manualmente tudo que restar</text:p>
      <text:p text:style-name="Text_20_body"/>
      <text:p text:style-name="Text_20_body"><text:span text:style-name="Strong_20_Emphasis">Evite Alteração do Código do Core</text:span></text:p>
      <text:p text:style-name="Text_20_body">Evite hackear (alterar) o código do core do Joomla tornando difícil a manutenção e atualização e inseguro <text:span text:style-name="T23">o mesmo</text:span>. </text:p>
      <text:p text:style-name="Text_20_body"><text:soft-page-break/><text:span text:style-name="Strong_20_Emphasis">Criação de Artigos</text:span></text:p>
      <text:p text:style-name="Text_20_body">Ao criar artigos ou permitir que estranhos criem artigos é importante filtrar HTML ou configurar o usuário para não usar editor HTML, sob pena de ter o site invadido.</text:p>
      <text:p text:style-name="Text_20_body"><text:span text:style-name="Strong_20_Emphasis"/></text:p>
      <text:p text:style-name="Text_20_body"><text:span text:style-name="Strong_20_Emphasis">Download do Joomla</text:span></text:p>
      <text:p text:style-name="Text_20_body">Faça sempre o download do site oficial.</text:p>
      <text:p text:style-name="Text_20_body"><text:span text:style-name="Strong_20_Emphasis"/></text:p>
      <text:p text:style-name="Text_20_body"><text:span text:style-name="Strong_20_Emphasis">Valores Default</text:span></text:p>
      <text:p text:style-name="Text_20_body">Valores default são perigosos, pois são de conhecimento de todos.</text:p>
      <text:p text:style-name="Text_20_body">Esconda o diretório administrator de curiosos usando <text:span text:style-name="T24">uma extensão como </text:span>o<text:span text:style-name="T24">AdminExile</text:span>.</text:p>
      <text:p text:style-name="P8"/>
      <text:p text:style-name="P8">Mover o configuration.php para fora da área do Apache</text:p>
      <text:p text:style-name="Text_20_body">Mover o configuration.php para fora da área do Apache e mudar as permissões para 400. Caso queira alterar mude para 600.</text:p>
      <text:p text:style-name="Text_20_body">Se seu site estiver em public_html/portal </text:p>
      <text:p text:style-name="Text_20_body">Então copie o configuration.php para o diretório abaixo de public_html e o renomeie para portal.cfg, além de mudar as permissões dele para 400. </text:p>
      <text:p text:style-name="Text_20_body">Somente mude para 600 se precisar alterar. Então edite o original deixando somente a linha abaixo: </text:p>
      <text:p text:style-name="Text_20_body">require_once( dirname( __FILE__ ) . '/../../portal.cfg' ); </text:p>
      <text:p text:style-name="Text_20_body"><text:span text:style-name="Strong_20_Emphasis"/></text:p>
      <text:p text:style-name="P7">URLs Amigáveis</text:p>
      <text:p text:style-name="Text_20_body">Ativar as URLs amigáveis para evitar ataques pela URL e também maior visibilidade no Google além de tornar mais amigável para os visitantes.</text:p>
      <text:p text:style-name="Text_20_body"><text:span text:style-name="Strong_20_Emphasis"/></text:p>
      <text:p text:style-name="Text_20_body"><text:span text:style-name="Strong_20_Emphasis">robots.txt</text:span></text:p>
      <text:p text:style-name="Text_20_body">Edição de robots: libere a pasta images</text:p>
      <text:p text:style-name="Text_20_body"><text:span text:style-name="Strong_20_Emphasis"/></text:p>
      <text:p text:style-name="Text_20_body"><text:span text:style-name="Strong_20_Emphasis">Páginas de Erro</text:span></text:p>
      <text:p text:style-name="Text_20_body">Crie páginas de erro mais bonitas e com informações úteis ao visitante, como um e-mail para feedback.</text:p>
      <text:p text:style-name="Text_20_body"><text:span text:style-name="Strong_20_Emphasis"/></text:p>
      <text:p text:style-name="Text_20_body"><text:span text:style-name="Strong_20_Emphasis">Joomla não é Perfeito</text:span></text:p>
      <text:p text:style-name="Text_20_body">O Joomla é o software mais bem feito que já vi, mas cuidado para não chegar a pensar que o Joomla é perfeito e não precisa de ajustes na segurança. </text:p>
      <text:p text:style-name="Text_20_body"/>
      <text:p text:style-name="Text_20_body"><text:span text:style-name="Strong_20_Emphasis"/></text:p>
      <text:p text:style-name="P4"><text:span text:style-name="Strong_20_Emphasis">Logs e Tmp</text:span></text:p>
      <text:p text:style-name="Text_20_body">Diretório de Logs - Altere no Admin: Configuração Global - Sistema - Caminho para o diretório do log </text:p>
      <text:p text:style-name="Text_20_body">Diretório Tmp - Altere também: Configuração Global - Servidor - Caminho para o diretório temporário.</text:p>
      <text:p text:style-name="Text_20_body"><text:span text:style-name="Strong_20_Emphasis"/></text:p>
      <text:p text:style-name="Text_20_body"><text:span text:style-name="Strong_20_Emphasis">Desabilitar Extensões não Usadas</text:span></text:p>
      <text:p text:style-name="Text_20_body">Plugin XML-RPC caso não precise dele desabilite-o. Vem desabilitado por default.</text:p>
      <text:p text:style-name="Standard"/>
      <text:p text:style-name="Text_20_body"><text:span text:style-name="Strong_20_Emphasis"/></text:p>
      <text:p text:style-name="P4"><text:span text:style-name="Strong_20_Emphasis">7) Algumas Extensões de Terceiros que Colaboram com a Segurança</text:span></text:p>
      <text:p text:style-name="Text_20_body"><text:span text:style-name="Strong_20_Emphasis"/></text:p>
      <text:p text:style-name="Text_20_body"><text:bookmark text:name="7_Algumas_Extensões_de_Terceiros_que3"/><text:bookmark text:name="7_Algumas_Extensões_de_Terceiros_que4"/><text:span text:style-name="Emphasis"><text:span text:style-name="Strong_20_Emphasis">AdminTools</text:span></text:span> - Componente que detecta novas atualizações do Joomla e do próprio componente, alertando quando o acessamos. Além disso ele pode instalar a nova versão com apenas 3 cliques. Além disso ele também corrige as permissões do site para 755 (diretórios) e 644 (arquivos), adiciona uma segunda camada de segurança (novo login) ao administrator, além de outros recursos. </text:p>
      <text:p text:style-name="Text_20_body">É um verdadeiro canivete suiço para sites em Joomla.</text:p>
      <text:p text:style-name="Text_20_body"><text:span text:style-name="T25">Atualmente recebemos um e-mail</text:span> tão logo sai uma nova versão <text:span text:style-name="T25">do Joomla</text:span>. Ao ser avisado <text:span text:style-name="T25">devemos ir</text:span> ao administrator e o atualiza<text:span text:style-name="T25">r</text:span>.</text:p>
      <text:p text:style-name="Text_20_body"><text:bookmark text:name="7_Algumas_Extensões_de_Terceiros_que9"/>Recomendação importante: sempre faça um backup full do site (todos os arquivos e o banco), antes de atualizar, pois pode ser que você tenha alterado alguma extensão ou o próprio Joomla e a atualização apague isso <text:span text:style-name="T26">e eventualmente a atualização pode impedir o acesso ao site</text:span>. </text:p>
      <text:p text:style-name="Text_20_body"><text:span text:style-name="Strong_20_Emphasis"/></text:p>
      <text:p text:style-name="Text_20_body"><text:bookmark text:name="7_Algumas_Extensões_de_Terceiros_que11"/><text:bookmark text:name="7_Algumas_Extensões_de_Terceiros_que12"/><text:span text:style-name="Emphasis"><text:span text:style-name="Strong_20_Emphasis">Plugin jHackGuard</text:span></text:span> - plugin criado pelo SiteGroun sites para protejer sites em Joomla de ataques de hackers. Basta instalar e ativar para ganhar proteção contrar ataques tipo SQL Injections, Remote URL/File Inclusions, Remote Code Executions e XSS. </text:p>
      <text:p text:style-name="Text_20_body"><text:a xlink:type="simple" xlink:href="http://extensions.joomla.org/extensions/access-a-security/site-security/site-protection/13233" text:style-name="Internet_20_link" text:visited-style-name="Visited_20_Internet_20_Link">http://extensions.joomla.org/extensions/access-a-security/site-security/site-protection/13233</text:a> <text:line-break/></text:p>
      <text:p text:style-name="Text_20_body">Veja este artigo do Júlio Coutinho sobre o JhackGuard:</text:p>
      <text:p text:style-name="P7">JHackGuard plugin de segurança para o Joomla! </text:p>
      <text:p text:style-name="Text_20_body"/>
      <text:p text:style-name="Text_20_body">jHackGuard é um plugin desenvolvido pelo SiteGround e ajuda a proteger contra ataques de crackers. Basta adicionar ao seu Joomla e ele estará mais seguro contra sqlinjections, codeinjections e ataques baseados em xss! </text:p>
      <text:p text:style-name="Text_20_body">Este plugin tem sido utilizado com sucesso pelos clientes SiteGround durante os últimos anos e o Siteground resolveu tornar pública a sua versão mais recente, de modo que você pode facilmente proteger o seu site Joomla. Tudo que você precisa fazer é instalar jHackGuard e habilitá-lo - nenhuma configuração adicional necessária! </text:p>
      <text:p text:style-name="Text_20_body">O Plugin de segurança do SiteGround assegura sites Joomla, protegendo-os contra a diferentes técnicas de hacking. Ele filtra os dados de entrada dos usuários e implementa as configurações de segurança adicionais PHP. </text:p>
      <text:p text:style-name="Text_20_body">O Plugin de segurança do SiteGround contém opções de filtragem de segurança avançadas. Ele vem com um conjunto de regras pré-definidas, que funciona na maioria dos casos. Caso deseje, você pode alterar os padrões. Felizmente, ele tem um log e você pode depurar qualquer comportamento inesperado. </text:p>
      <text:p text:style-name="Text_20_body">O Plugin de segurança do SiteGround pode ser configurado através da área de administrador do Joomla. O plugin está desativado para os administradores autenticados para que os filtros não os impeçam de fazer tarefas administrativas. </text:p>
      <text:p text:style-name="Text_20_body">Aconselho testar o plugin localmente e caso haja alguma instabilidade em seu website, faça o seguinte: </text:p>
      <text:p text:style-name="Text_20_body">1) Acesse o banco de dados pelo phpmyadmin </text:p>
      <text:p text:style-name="Text_20_body">2) Localize a tabela #__plugins </text:p>
      <text:p text:style-name="Text_20_body"><text:soft-page-break/>3) Localize o plugin JHackGuard </text:p>
      <text:p text:style-name="Text_20_body">4) Clique no lápis (editar) </text:p>
      <text:p text:style-name="Text_20_body">5) Altere o valor do status de 1 para 0 para desabilitar o plugin </text:p>
      <text:p text:style-name="Text_20_body"/>
      <text:p text:style-name="P7">Instalação jHackGuard </text:p>
      <text:p text:style-name="Text_20_body">A instalação do plugin é padrão como qualquer outra extensão do Joomla. </text:p>
      <text:p text:style-name="Text_20_body">Você baixa o plugin para sua máquina e no backend do Joomla navega pelo menu superior Extensões -&gt; Instalar / Desinstalar. </text:p>
      <text:p text:style-name="Text_20_body">Clique no botão Procurar e localize o pacote de extensão no seu disco rígido. Em seguida, clique no botão "Upload File &amp; Install". O plugin será instalado e acrescentado ao Joomla. </text:p>
      <text:p text:style-name="Text_20_body">Por último, siga por Extensões -&gt; Gerenciamento de Plugin. Nela localize o plugin jHackGuard e clique no ícone "habilitar". Isso irá ativar o plugin. </text:p>
      <text:p text:style-name="Text_20_body">As regras padrão de jHackGuard foram programadas pelos especialistas do Siteground, com base em sua experiência na fixação de um grande número de vulnerabilidades de diferentes sites Joomla. Recomendamos o uso das normas padrão para o melhor desempenho do plugin. </text:p>
      <text:p text:style-name="Text_20_body">No entanto, se você quiser fazer alterações específicas para suas configurações, você pode fazer isso a partir da página Gerenciamento de Plugin em sua área administrativa do Joomla. Uma vez lá, clique no secuity - rótulo Plugin jHackGuard para entrar em sua página de configurações. Os parâmetros configuráveis para o plugin são separados em vários grupos: </text:p>
      <text:p text:style-name="Text_20_body">* Opções de Login </text:p>
      <text:p text:style-name="Text_20_body">* Arquivo de log - Aqui você pode digitar o nome do arquivo onde os registros sobre as atividades plugin serão mantidos. O nome do arquivo padrão é log.php-jHackGuard. Ela é armazenada sob a pasta de logs. </text:p>
      <text:p text:style-name="Text_20_body">* Enable Login - Você pode decidir se as atividades do plugin serão registradas </text:p>
      <text:p text:style-name="P7">* Fluxos de Dados </text:p>
      <text:p text:style-name="Text_20_body">* Filtro $ _POST - Filtros variáveis provenientes do método POST HTTP. </text:p>
      <text:p text:style-name="Text_20_body">* Filtro $ _GET - Filtros de variáveis passadas para o script através de parâmetros de URL. </text:p>
      <text:p text:style-name="Text_20_body">* Filtro $ _COOKIE - Filtros de variáveis provenientes de HTTP Cookies. </text:p>
      <text:p text:style-name="Text_20_body"/>
      <text:p text:style-name="P7">* Parâmetros de filtragem </text:p>
      <text:p text:style-name="Text_20_body">* Filtro de eval () - Filtra o resultado da avaliação de uma string como código PHP. </text:p>
      <text:p text:style-name="Text_20_body">* Filtro base64_decode - Filters o resultado da decodificação de dados codificados em base64. </text:p>
      <text:p text:style-name="Text_20_body">* Filtro de comandos SQL - Filtros a execução de comandos SQL. Esta solução evita os ataques de injeção SQL. </text:p>
      <text:p text:style-name="Text_20_body"/>
      <text:p text:style-name="P7">* Parâmetros avançados </text:p>
      <text:p text:style-name="Text_20_body">* Allow_url_fopen - Desativa a opção de recuperar arquivos de FTP remoto ou servidor web. Esta solução protege seu site contra injeção de código. </text:p>
      <text:p text:style-name="Text_20_body">* Allow_url_include - Desativa a opção de incluir URLs de pedidos PHP. Desta forma seu site <text:soft-page-break/>estará protegido contra ataques remotos URL Inclusão. </text:p>
      <text:p text:style-name="Text_20_body">(*) Plugin sugerido por LinkDF 2010, membro da comunidade Joomla! Brasília no Orkut. </text:p>
      <text:p text:style-name="Text_20_body">Fonte: <text:a xlink:type="simple" xlink:href="http://www.siteground.com/" text:style-name="Internet_20_link" text:visited-style-name="Visited_20_Internet_20_Link">http://www.siteground.com</text:a> <text:s/></text:p>
      <text:p text:style-name="Text_20_body">Artigo traduzido e adaptado por Júlio Coutinho no site: </text:p>
      <text:p text:style-name="Text_20_body"><text:a xlink:type="simple" xlink:href="http://www.joomlabrasilia.org/tutoriais-de-joomla/seguranca-e-joomla/624.html" text:style-name="Internet_20_link" text:visited-style-name="Visited_20_Internet_20_Link">http://www.joomlabrasilia.org/tutoriais-de-joomla/seguranca-e-joomla/624.html</text:a> </text:p>
      <text:p text:style-name="Text_20_body"/>
      <text:p text:style-name="Text_20_body">Este plugin adiciona um link na parte inferior do template e tem um pequeno problema para quem usa o PHP mostrando Notices. </text:p>
      <text:p text:style-name="Text_20_body">Comente a linha 80 caso queira ocultar o link.</text:p>
      <text:p text:style-name="Text_20_body">A linha 370 deve ficar assim:</text:p>
      <text:p text:style-name="Text_20_body">$chars = 'PCRE_UNICODE_PROPERTIES' ? '\pL' : 'a-zA-Z';</text:p>
      <text:p text:style-name="Text_20_body">Adicionando as aspas simples na contante.</text:p>
      <text:p text:style-name="Text_20_body"><text:span text:style-name="Strong_20_Emphasis"/></text:p>
      <text:p text:style-name="Text_20_body"><text:span text:style-name="Emphasis"><text:span text:style-name="Strong_20_Emphasis">Componente com_encrypt</text:span></text:span> – Adiciona criptografia para os campos dos forms, o que evita que usuários maliciosos monitorem e capturem senham em texto claro.</text:p>
      <text:p text:style-name="Text_20_body"/>
      <text:p text:style-name="P7">Vários outros para extensões de terceiros:</text:p>
      <text:p text:style-name="Text_20_body"><text:a xlink:type="simple" xlink:href="http://www.ratmil.com/downloads/category/4-encryption-configuration-plugins.html" text:style-name="Internet_20_link" text:visited-style-name="Visited_20_Internet_20_Link">http://www.ratmil.com/downloads/category/4-encryption-configuration-plugins.html</text:a> </text:p>
      <text:p text:style-name="Text_20_body"><text:span text:style-name="Strong_20_Emphasis"/></text:p>
      <text:p text:style-name="Text_20_body"><text:span text:style-name="Emphasis"><text:span text:style-name="Strong_20_Emphasis">Plugin Marcos Interceptor SQL Injection</text:span></text:span> – Um plugin para prevenir SQL injection, prevenindo ataques deste tipo, contendo:</text:p>
      <text:list xml:id="list5267766593216678840" text:style-name="L2">
        <text:list-item>
          <text:p text:style-name="P14">•.Filters requests in POST, GET, REQUEST. and blocks SQL injection / LFI attempts </text:p>
        </text:list-item>
        <text:list-item>
          <text:p text:style-name="P14">•.Notifies you by e-mail when a alert is generated </text:p>
        </text:list-item>
        <text:list-item>
          <text:p text:style-name="P14">•.Protect also from unKnown 3rd Party extensions vulnerability. </text:p>
        </text:list-item>
        <text:list-item>
          <text:p text:style-name="P14">•.White list for safe components (at your risk ;) ) </text:p>
        </text:list-item>
      </text:list>
      <text:p text:style-name="Text_20_body">Enable mail report and prepare yourself to be scared!</text:p>
      <text:p text:style-name="Text_20_body">Anyway remember that security it is a 'forma mentis', not a plugin!</text:p>
      <text:p text:style-name="Text_20_body"><text:a xlink:type="simple" xlink:href="http://www.mmleoni.net/sql-iniection-lfi-protection-plugin-for-joomla" text:style-name="Internet_20_link" text:visited-style-name="Visited_20_Internet_20_Link">http://www.mmleoni.net/sql-iniection-lfi-protection-plugin-for-joomla</text:a></text:p>
      <text:p text:style-name="Text_20_body"> </text:p>
      <text:p text:style-name="Text_20_body"><text:span text:style-name="Emphasis"><text:span text:style-name="Strong_20_Emphasis">OSOL Captcha</text:span></text:span> - Use um bom plugin com Captcha para todos os forms do site. </text:p>
      <text:p text:style-name="Text_20_body">Este adiciona captcha em qualquer form do site.</text:p>
      <text:p text:style-name="Text_20_body"/>
      <text:p text:style-name="Text_20_body">Para adicionar um captcha em form que não adicionou automaticamente, adicione no código do form:</text:p>
      <text:p text:style-name="Text_20_body">&lt;?php </text:p>
      <text:p text:style-name="Text_20_body">global $mainframe; </text:p>
      <text:p text:style-name="Text_20_body">//set the argument below to true if you need to show vertically( 3 cells one below the other) </text:p>
      <text:p text:style-name="Text_20_body"><text:soft-page-break/>$mainframe-&gt;triggerEvent('onShowOSOLCaptcha', array(false)); </text:p>
      <text:p text:style-name="Text_20_body">?&gt;</text:p>
      <text:p text:style-name="Text_20_body">Mude false para true se quiser os campos na vertical.</text:p>
      <text:p text:style-name="Text_20_body"><text:a xlink:type="simple" xlink:href="http://www.outsource-online.net/osol-captcha-for-joomla.html" text:style-name="Internet_20_link" text:visited-style-name="Visited_20_Internet_20_Link">http://www.outsource-online.net/osol-captcha-for-joomla.html</text:a></text:p>
      <text:p text:style-name="Standard"/>
      <text:p text:style-name="P4"><text:span text:style-name="Strong_20_Emphasis">8) Ferramentas</text:span></text:p>
      <text:p text:style-name="Text_20_body"><text:bookmark text:name="8_Ferramentas2"/>Para Joomla, ferramentas são softwares que não têm um instalador como as demais instalações mas que de alguma forma trabalham com o Joomla, sendo executados pela linha de comando ou mesmo pela web, como <text:span text:style-name="T27">as</text:span> abaixo.</text:p>
      <text:p text:style-name="Text_20_body"><text:bookmark text:name="8_Ferramentas4"/><text:line-break/><text:span text:style-name="Strong_20_Emphasis">Joomla Scan</text:span></text:p>
      <text:p text:style-name="Text_20_body">Ferramenta não instalável, que precisa ser executada na linha de comando. </text:p>
      <text:p text:style-name="Text_20_body">Yet Another Joomla Vulnerability Scanner that can detects file inclusion, sql injection, command execution vulnerabilities of a target Joomla! web site.</text:p>
      <text:p text:style-name="Text_20_body"><text:span text:style-name="Strong_20_Emphasis"/></text:p>
      <text:p text:style-name="Text_20_body"><text:span text:style-name="Strong_20_Emphasis">Download </text:span></text:p>
      <text:p text:style-name="Text_20_body"><text:a xlink:type="simple" xlink:href="http://sourceforge.net/projects/joomscan/" text:style-name="Internet_20_link" text:visited-style-name="Visited_20_Internet_20_Link">http://sourceforge.net/projects/joomscan/</text:a></text:p>
      <text:p text:style-name="Text_20_body"><text:a xlink:type="simple" xlink:href="http://www.owasp.org/index.php/OWASP_Joomla_Vulnerability_Scanner_Usage" text:style-name="Internet_20_link" text:visited-style-name="Visited_20_Internet_20_Link">http://www.owasp.org/index.php/OWASP_Joomla_Vulnerability_Scanner_Usage</text:a> </text:p>
      <text:p text:style-name="Text_20_body"><text:a xlink:type="simple" xlink:href="http://www.owasp.org/index.php/Category:OWASP_Joomla_Vulnerability_Scanner_Project" text:style-name="Internet_20_link" text:visited-style-name="Visited_20_Internet_20_Link">http://www.owasp.org/index.php/Category:OWASP_Joomla_Vulnerability_Scanner_Project</text:a> </text:p>
      <text:p text:style-name="Text_20_body"> </text:p>
      <text:p text:style-name="Text_20_body">Descompacte para o public_html </text:p>
      <text:p text:style-name="Text_20_body">Acesse o terminal e vá para a pasta joomscal-latest </text:p>
      <text:p text:style-name="Text_20_body">chmod +x joomscan.pl </text:p>
      <text:p text:style-name="Text_20_body">./joomscan.pl -pv -u victim.com -x localhost </text:p>
      <text:p text:style-name="Text_20_body">Irá mostrar vulnerabilidades encontradas no Joomla e as respectivas versões</text:p>
      <text:p text:style-name="Text_20_body"/>
      <text:p text:style-name="Text_20_body"><text:span text:style-name="Emphasis"><text:span text:style-name="Strong_20_Emphasis"><text:span text:style-name="T1">phpSecInfo</text:span></text:span></text:span> – este é um aplicativo em PHP que deve ser instalado no servidor (não usa bancos de dados) e mostra as vulnerabilidades do PHP e sugestões para corrigir.</text:p>
      <text:p text:style-name="Text_20_body"><text:a xlink:type="simple" xlink:href="http://phpsec.org/projects/phpsecinfo/" text:style-name="Internet_20_link" text:visited-style-name="Visited_20_Internet_20_Link">http://phpsec.org/projects/phpsecinfo/</text:a></text:p>
      <text:p text:style-name="Text_20_body"><text:span text:style-name="Strong_20_Emphasis"/></text:p>
      <text:p text:style-name="Text_20_body"><text:span text:style-name="Strong_20_Emphasis"/></text:p>
      <text:p text:style-name="P4"><text:span text:style-name="Strong_20_Emphasis">9) Programação</text:span></text:p>
      <text:p text:style-name="Text_20_body"/>
      <text:p text:style-name="Text_20_body">Quando programando para Joomla devemos utilizar seu framework, em especial suas funções de filtragem para bancos de dados e para limpeza de arquivos no sistema de arquivos, entre outras.</text:p>
      <text:p text:style-name="Text_20_body">Não devemos esquecer as boas práticas de programação e manter o código bem organizado.<text:line-break/></text:p>
      <text:p text:style-name="Text_20_body">Devemos ter cuidado especial com todas as entradas de usuários: URLs, campos de formulários devem ser filtrados por caracteres especiais, especialmente campos hidden, cookies, etc <text:span text:style-name="T28">para isso usando as funções do Joomla</text:span>.</text:p>
      <text:p text:style-name="Text_20_body">Devemos sempre usar criptografia em campos de senha, reforçar formulários com tokens.</text:p>
      <text:p text:style-name="Text_20_body">Devemos usar session para bloquear o acesso direto em todos os scripts.</text:p>
      <text:p text:style-name="Text_20_body">No caso do Joomla, devemos ativar o recurso de URLs amigáveis para maior proteção contra os ataques via URL.</text:p>
      <text:p text:style-name="Text_20_body">Nunca usar caminhos diretos em includes e sempre preferir require a include, pois os includes não param em erros nem disparam mensagens de erro.</text:p>
      <text:p text:style-name="Text_20_body">Preferir algo como:</text:p>
      <text:p text:style-name="Text_20_body">require_once( dirname( __FILE__ ) . '/../../../tiago.cfg' );</text:p>
      <text:p text:style-name="Text_20_body">Que ocultam o caminho real.</text:p>
      <text:p text:style-name="Text_20_body"/>
      <text:p text:style-name="Text_20_body">Visitar frequentemente sites públicos de divulgação de vulnerabilidades como o</text:p>
      <text:p text:style-name="Text_20_body">Bons artigos e sites sobre vulnerabilidades no código:</text:p>
      <text:p text:style-name="P11"><text:a xlink:type="simple" xlink:href="https://docs.joomla.org/Archived:Vulnerable_Extensions_List" text:style-name="Internet_20_link" text:visited-style-name="Visited_20_Internet_20_Link">https://docs.joomla.org/Archived:Vulnerable_Extensions_List</text:a> </text:p>
      <text:p text:style-name="Text_20_body"><text:a xlink:type="simple" xlink:href="http://www.owasp.org/index.php/Main_Page" text:style-name="Internet_20_link" text:visited-style-name="Visited_20_Internet_20_Link">http://www.owasp.org/index.php/Main_Page</text:a> </text:p>
      <text:p text:style-name="Text_20_body"><text:a xlink:type="simple" xlink:href="http://www.owasp.org/index.php/Category:Vulnerability" text:style-name="Internet_20_link" text:visited-style-name="Visited_20_Internet_20_Link">http://www.owasp.org/index.php/Category:Vulnerability</text:a> </text:p>
      <text:p text:style-name="Text_20_body"><text:a xlink:type="simple" xlink:href="http://www.owasp.org/index.php/Category:OWASP_Joomla_Vulnerability_Scanner_Project" text:style-name="Internet_20_link" text:visited-style-name="Visited_20_Internet_20_Link">http://www.owasp.org/index.php/Category:OWASP_Joomla_Vulnerability_Scanner_Project</text:a> </text:p>
      <text:p text:style-name="Text_20_body"><text:a xlink:type="simple" xlink:href="http://www.invasao.com.br/2009/01/31/vulnerabilidades-em-aplicacoes-web/" text:style-name="Internet_20_link" text:visited-style-name="Visited_20_Internet_20_Link">http://www.invasao.com.br/2009/01/31/vulnerabilidades-em-aplicacoes-web/</text:a></text:p>
      <text:p text:style-name="Text_20_body"><text:a xlink:type="simple" xlink:href="http://www.vivaolinux.com.br/dica/Explorando-vulnerabilidades-em-websites" text:style-name="Internet_20_link" text:visited-style-name="Visited_20_Internet_20_Link">http://www.vivaolinux.com.br/dica/Explorando-vulnerabilidades-em-websites</text:a></text:p>
      <text:p text:style-name="Text_20_body"><text:a xlink:type="simple" xlink:href="http://www.vivaolinux.com.br/artigo/Vulnerabilidade-em-formulario-PHP/" text:style-name="Internet_20_link" text:visited-style-name="Visited_20_Internet_20_Link">http://www.vivaolinux.com.br/artigo/Vulnerabilidade-em-formulario-PHP/</text:a></text:p>
      <text:p text:style-name="Text_20_body"><text:a xlink:type="simple" xlink:href="http://www.portugal-a-programar.org/forum/index.php?topic=43795.0" text:style-name="Internet_20_link" text:visited-style-name="Visited_20_Internet_20_Link">http://www.portugal-a-programar.org/forum/index.php?topic=43795.0</text:a></text:p>
      <text:p text:style-name="Text_20_body"><text:a xlink:type="simple" xlink:href="http://samurai.intelguardians.com/" text:style-name="Internet_20_link" text:visited-style-name="Visited_20_Internet_20_Link">http://samurai.intelguardians.com/</text:a></text:p>
      <text:p text:style-name="Text_20_body"><text:a xlink:type="simple" xlink:href="http://sectools.org/web-scanners.html" text:style-name="Internet_20_link" text:visited-style-name="Visited_20_Internet_20_Link">http://sectools.org/web-scanners.html</text:a></text:p>
      <text:p text:style-name="Text_20_body"><text:a xlink:type="simple" xlink:href="http://wiki.locaweb.com.br/pt-br/Verificando_vulnerabilidades_em_aplicações_Web" text:style-name="Internet_20_link" text:visited-style-name="Visited_20_Internet_20_Link">http://wiki.locaweb.com.br/pt-br/Verificando_vulnerabilidades_em_aplica%C3%A7%C3%B5es_Web</text:a> </text:p>
      <text:p text:style-name="Text_20_body"><text:a xlink:type="simple" xlink:href="http://code.google.com/p/websecurify/" text:style-name="Internet_20_link" text:visited-style-name="Visited_20_Internet_20_Link">http://code.google.com/p/websecurify/</text:a></text:p>
      <text:p text:style-name="Text_20_body"><text:a xlink:type="simple" xlink:href="http://wiki.locaweb.com.br/pt-br/Joomla:_Aprenda_como_manter_o_seu_Website_seguro" text:style-name="Internet_20_link" text:visited-style-name="Visited_20_Internet_20_Link">http://wiki.locaweb.com.br/pt-br/Joomla:_Aprenda_como_manter_o_seu_Website_seguro</text:a> </text:p>
      <text:p text:style-name="Text_20_body"><text:a xlink:type="simple" xlink:href="http://www.criarweb.com/artigos/principais-vulnerabilidades-web.html" text:style-name="Internet_20_link" text:visited-style-name="Visited_20_Internet_20_Link">http://www.criarweb.com/artigos/principais-vulnerabilidades-web.html</text:a></text:p>
      <text:p text:style-name="Text_20_body"> </text:p>
      <text:p text:style-name="P7"><text:soft-page-break/>Quem usa Debian ou derivado:</text:p>
      <text:p text:style-name="Text_20_body">apt-get install w3af</text:p>
      <text:p text:style-name="Text_20_body"/>
      <text:p text:style-name="Text_20_body"><text:span text:style-name="Strong_20_Emphasis">Ferramentas para Firefox</text:span></text:p>
      <text:p text:style-name="Text_20_body"><text:a xlink:type="simple" xlink:href="https://addons.mozilla.org/en-US/firefox/addon/161722/eula/88917?src=search" text:style-name="Internet_20_link" text:visited-style-name="Visited_20_Internet_20_Link"><text:span text:style-name="Strong_20_Emphasis">https://addons.mozilla.org/en-US/firefox/addon/161722/eula/88917?src=search</text:span></text:a><text:span text:style-name="Strong_20_Emphasis"> (Acunetix)</text:span></text:p>
      <text:p text:style-name="Text_20_body"><text:a xlink:type="simple" xlink:href="https://addons.mozilla.org/en-US/firefox/addon/7597/eula/88410?src=search" text:style-name="Internet_20_link" text:visited-style-name="Visited_20_Internet_20_Link">https://addons.mozilla.org/en-US/firefox/addon/7597/eula/88410?src=search</text:a></text:p>
      <text:p text:style-name="Text_20_body"><text:a xlink:type="simple" xlink:href="https://addons.mozilla.org/firefox/downloads/file/77248/groundspeed-1.1-fx.xpi?src=search" text:style-name="Internet_20_link" text:visited-style-name="Visited_20_Internet_20_Link">https://addons.mozilla.org/firefox/downloads/file/77248/groundspeed-1.1-fx.xpi?src=search</text:a></text:p>
      <text:p text:style-name="Text_20_body"><text:a xlink:type="simple" xlink:href="https://addons.mozilla.org/firefox/downloads/file/101322/x-forwarded-for_spoofer-10.0.2-fx.xpi?src=search" text:style-name="Internet_20_link" text:visited-style-name="Visited_20_Internet_20_Link">https://addons.mozilla.org/firefox/downloads/file/101322/x-forwarded-for_spoofer-10.0.2-fx.xpi?src=search</text:a></text:p>
      <text:p text:style-name="Text_20_body"><text:a xlink:type="simple" xlink:href="https://addons.mozilla.org/en-US/firefox/addon/722/" text:style-name="Internet_20_link" text:visited-style-name="Visited_20_Internet_20_Link">https://addons.mozilla.org/en-US/firefox/addon/722/</text:a></text:p>
      <text:p text:style-name="Text_20_body"><text:a xlink:type="simple" xlink:href="https://addons.mozilla.org/en-US/firefox/addon/7598/eula/88414?src=search" text:style-name="Internet_20_link" text:visited-style-name="Visited_20_Internet_20_Link">https://addons.mozilla.org/en-US/firefox/addon/7598/eula/88414?src=search</text:a></text:p>
      <text:p text:style-name="Text_20_body"><text:a xlink:type="simple" xlink:href="https://addons.mozilla.org/en-US/firefox/addon/7595/eula/88415?src=search" text:style-name="Internet_20_link" text:visited-style-name="Visited_20_Internet_20_Link">https://addons.mozilla.org/en-US/firefox/addon/7595/eula/88415?src=search</text:a></text:p>
      <text:p text:style-name="Text_20_body"><text:a xlink:type="simple" xlink:href="https://addons.mozilla.org/en-US/firefox/addon/14598/eula/65681?src=search" text:style-name="Internet_20_link" text:visited-style-name="Visited_20_Internet_20_Link">https://addons.mozilla.org/en-US/firefox/addon/14598/eula/65681?src=search</text:a></text:p>
      <text:p text:style-name="Text_20_body"><text:a xlink:type="simple" xlink:href="https://addons.mozilla.org/en-US/firefox/addon/49858/eula/95600?src=search" text:style-name="Internet_20_link" text:visited-style-name="Visited_20_Internet_20_Link">https://addons.mozilla.org/en-US/firefox/addon/49858/eula/95600?src=search</text:a></text:p>
      <text:p text:style-name="Text_20_body"><text:a xlink:type="simple" xlink:href="https://addons.mozilla.org/en-US/firefox/addon/45607/eula/67793?src=search" text:style-name="Internet_20_link" text:visited-style-name="Visited_20_Internet_20_Link">https://addons.mozilla.org/en-US/firefox/addon/45607/eula/67793?src=search</text:a></text:p>
      <text:p text:style-name="Text_20_body"><text:a xlink:type="simple" xlink:href="https://addons.mozilla.org/en-US/firefox/addon/14600/eula/65683?src=search" text:style-name="Internet_20_link" text:visited-style-name="Visited_20_Internet_20_Link">https://addons.mozilla.org/en-US/firefox/addon/14600/eula/65683?src=search</text:a></text:p>
      <text:p text:style-name="Text_20_body"/>
      <text:p text:style-name="Text_20_body"><text:a xlink:type="simple" xlink:href="http://github.com/codebutler/firesheep/downloads" text:style-name="Internet_20_link" text:visited-style-name="Visited_20_Internet_20_Link">http://github.com/codebutler/firesheep/downloads</text:a> - varre sites a procura de sites sem senha e mostra conexões wi-fi sem senha permite visualizar uma lista de contas online que estão compartilhando a rede wi-fi aberta e basta um clique para se logar como usuário da conta. Dessa forma, as contas são invadidas facilmente. </text:p>
      <text:p text:style-name="Text_20_body">O Firesheep oferece cookies a sites como Facebook e Twitter, que os utilizam para permitir o acesso do usuário - em lugar de solicitar senhas. </text:p>
      <text:p text:style-name="Text_20_body">O próprio desenvolvedor da extensão, Eric Butler, expôs o ponto fraco da web afirmando que qualquer pessoa que visite um site inseguro conhecido pelo Firesheep terá nome e foto exibido em uma nova janela para todos os usuários conectados à rede. </text:p>
      <text:p text:style-name="Text_20_body">Na lista de sites que permitem acesso por cookies estão Amaxon, Flickr, Google, WordPress, Yahoo e muitos outros. </text:p>
      <text:p text:style-name="Text_20_body">A vulnerabilidade não é específica do Firefox e mudar de browser não ajuda. A melhor opção, pelo menos por enquanto, é evitar o uso de redes Wi-Fi abertas para acessar esse tipo de conteúdo. </text:p>
      <text:p text:style-name="Text_20_body">E muitas outras que pode encontrar no site de addons da mozilla.</text:p>
      <text:p text:style-name="Standard"/>
      <text:p text:style-name="P3">Algumas Funções Úteis</text:p>
      <text:p text:style-name="P3"/>
      <text:p text:style-name="Standard">&lt;pre&gt;</text:p>
      <text:p text:style-name="Standard"/>
      <text:p text:style-name="Standard">&lt;?php </text:p>
      <text:p text:style-name="Standard"/>
      <text:p text:style-name="Standard">// Gerador de senhas aleatórias </text:p>
      <text:p text:style-name="Standard">// Autor original - Murilo Miranda </text:p>
      <text:p text:style-name="Standard">// Adaptação de Ribamar FS </text:p>
      <text:p text:style-name="Standard"><text:soft-page-break/>function senha_aleatoria($nc){ </text:p>
      <text:p text:style-name="Standard"/>
      <text:p text:style-name="Standard">$tamanho = $nc; </text:p>
      <text:p text:style-name="Standard"/>
      <text:p text:style-name="Standard">$letras = array('b','c','d','f','g','h','j','k','l','m','n','p','r','s','t','v','w','x','z'); </text:p>
      <text:p text:style-name="Standard">$vogais = array('a','e','i','o','u'); </text:p>
      <text:p text:style-name="Standard">$numeros = array('1','2','3','4','5','6','7','8','9'); </text:p>
      <text:p text:style-name="Standard">rand(1,$cur); </text:p>
      <text:p text:style-name="Standard"/>
      <text:p text:style-name="Standard"><text:tab/>$contador = 0; </text:p>
      <text:p text:style-name="Standard"><text:tab/>while($contador &lt; $tamanho){ </text:p>
      <text:p text:style-name="Standard"><text:tab/> </text:p>
      <text:p text:style-name="Standard"><text:tab/><text:tab/>$controle = rand(0,2); </text:p>
      <text:p text:style-name="Standard"><text:tab/><text:tab/>if($controle == 0){ </text:p>
      <text:p text:style-name="Standard"><text:tab/><text:tab/><text:tab/>$numeroaleatorio = rand(0,18); </text:p>
      <text:p text:style-name="Standard"><text:tab/><text:tab/><text:tab/>$senha .= $letras[$numeroaleatorio]; </text:p>
      <text:p text:style-name="Standard"><text:tab/><text:tab/>}elseif($controle == 1){ </text:p>
      <text:p text:style-name="Standard"><text:tab/><text:tab/><text:tab/>$numeroaleatorio = rand(0,4); </text:p>
      <text:p text:style-name="Standard"><text:tab/><text:tab/><text:tab/>$senha .= $vogais[$numeroaleatorio]; </text:p>
      <text:p text:style-name="Standard"><text:tab/><text:tab/>}elseif($controle == 2){ </text:p>
      <text:p text:style-name="Standard"><text:tab/><text:tab/><text:tab/>$numeroaleatorio = rand(0,8); </text:p>
      <text:p text:style-name="Standard"><text:tab/><text:tab/><text:tab/>$senha .= $numeros[$numeroaleatorio]; </text:p>
      <text:p text:style-name="Standard"><text:tab/><text:tab/>} </text:p>
      <text:p text:style-name="Standard"><text:tab/> </text:p>
      <text:p text:style-name="Standard"><text:tab/>$contador++; </text:p>
      <text:p text:style-name="Standard"><text:tab/>} </text:p>
      <text:p text:style-name="Standard"><text:tab/>return $senha; </text:p>
      <text:p text:style-name="Standard">} </text:p>
      <text:p text:style-name="Standard"/>
      <text:p text:style-name="Standard"/>
      <text:p text:style-name="Standard">// Verificar se IP pertence a uma faixa de IPs </text:p>
      <text:p text:style-name="Standard">// Autor: studio24 </text:p>
      <text:p text:style-name="Standard">// Adaptação de Ribamar FS </text:p>
      <text:p text:style-name="Standard"/>
      <text:p text:style-name="Standard">function checkIPorRange ($ip_address) { </text:p>
      <text:p text:style-name="Standard"><text:s text:c="4"/>if (ereg("-",$ip_address)) { <text:s text:c="2"/></text:p>
      <text:p text:style-name="Standard"><text:s text:c="8"/>// Range </text:p>
      <text:p text:style-name="Standard"><text:s text:c="8"/>$ar = explode("-",$ip_address); </text:p>
      <text:p text:style-name="Standard"><text:s text:c="8"/>$your_long_ip = ip2long($_SERVER["REMOTE_ADDR"]); </text:p>
      <text:p text:style-name="Standard"><text:s text:c="8"/>if ( ($your_long_ip &gt;= ip2long($ar[0])) &amp;&amp; ($your_long_ip &lt;= ip2long($ar[1])) ) { </text:p>
      <text:p text:style-name="Standard"><text:s text:c="12"/>return TRUE; </text:p>
      <text:p text:style-name="Standard"><text:s text:c="8"/>} </text:p>
      <text:p text:style-name="Standard"><text:s text:c="4"/>} else { </text:p>
      <text:p text:style-name="Standard"><text:s text:c="8"/>// Single IP </text:p>
      <text:p text:style-name="Standard"><text:s text:c="8"/>if ($_SERVER["REMOTE_ADDR"] == $ip_address) { </text:p>
      <text:p text:style-name="Standard"><text:s text:c="12"/>return TRUE; </text:p>
      <text:p text:style-name="Standard"><text:s text:c="8"/>} </text:p>
      <text:p text:style-name="Standard"><text:s text:c="4"/>} </text:p>
      <text:p text:style-name="Standard"><text:s text:c="4"/>return FALSE; </text:p>
      <text:p text:style-name="Standard">} </text:p>
      <text:p text:style-name="Standard"><text:soft-page-break/><text:s text:c="2"/></text:p>
      <text:p text:style-name="Standard">$ip= $_SERVER["REMOTE_ADDR"]; </text:p>
      <text:p text:style-name="Standard"/>
      <text:p text:style-name="Standard">$ip_range = "198.152.0.0-198.152.4.0"; </text:p>
      <text:p text:style-name="Standard">//$ip_range = "127.0.0.0-127.0.0.3"; </text:p>
      <text:p text:style-name="Standard"/>
      <text:p text:style-name="Standard">if (checkIPorRange($ip_range)) { </text:p>
      <text:p text:style-name="Standard"><text:s text:c="4"/>print "O IP $ip está na faixa: $ip_range"; </text:p>
      <text:p text:style-name="Standard">}else{ </text:p>
      <text:p text:style-name="Standard"><text:s text:c="4"/>print "O IP $ip não está na faixa: $ip_range!"; </text:p>
      <text:p text:style-name="Standard">} </text:p>
      <text:p text:style-name="Standard">//If your IP was 198.152.1.32 The above would return: IP OK <text:s text:c="3"/></text:p>
      <text:p text:style-name="Standard"/>
      <text:p text:style-name="Standard">?&gt;</text:p>
      <text:p text:style-name="Standard"/>
      <text:p text:style-name="Standard">&lt;/pre&gt;</text:p>
      <text:p text:style-name="Standard"/>
      <text:p text:style-name="P4"><text:span text:style-name="Strong_20_Emphasis">10) Backup</text:span></text:p>
      <text:p text:style-name="Text_20_body"> </text:p>
      <text:p text:style-name="Text_20_body"><text:bookmark text:name="10_Backup2"/>Efetuar Backups é uma das medidas mais importantes em termos de segurança, pois mesmo que o site tenha sido inteiramente destruído, se você tiver um backup confiável poderá em pouco tempo colocar seu site de volta.</text:p>
      <text:p text:style-name="Text_20_body"><text:bookmark text:name="10_Backup4"/>Tenha um planejamento para backup e restore. Mantenha várias cópias do site (todos os arquivos e o banco) e faça testes locais de restauração. </text:p>
      <text:p text:style-name="Text_20_body"><text:bookmark text:name="10_Backup6"/>Como você nunca sabe quando um ataque pode acontecer então faça backup e vários. </text:p>
      <text:p text:style-name="Text_20_body"><text:bookmark text:name="10_Backup8"/>Faça backup full do site com muita frequência: <text:span text:style-name="T29">simplebackup</text:span> e ake<text:span text:style-name="T29">b</text:span>a backup ajudam (mas apenas para sites abaixo de 100MB, acima disso faça um backup manual). </text:p>
      <text:p text:style-name="Text_20_body"><text:bookmark text:name="10_Backup10"/>Guarde não apenas uma cópia do backup, mas várias, pois pode ser que a última esteja comprometida ou corrompida. </text:p>
      <text:p text:style-name="Text_20_body"><text:bookmark text:name="10_Backup11"/>Idealmente faça teste de restauração do site em micro local para se certificar <text:span text:style-name="T30">logo após o backup</text:span>. </text:p>
      <text:p text:style-name="Standard"/>
      <text:p text:style-name="P4"><text:span text:style-name="Strong_20_Emphasis">11) Firewall</text:span></text:p>
      <text:p text:style-name="Text_20_body"> </text:p>
      <text:p text:style-name="Text_20_body">Recursos importantes e que devem existir num bom servidor de hospedagem.</text:p>
      <text:p text:style-name="Text_20_body"> </text:p>
      <text:p text:style-name="Text_20_body"><text:span text:style-name="Strong_20_Emphasis">mod_security</text:span></text:p>
      <text:p text:style-name="Text_20_body"><text:bookmark text:name="11_Firewall5"/>É um módulo do Apache que funciona como uma aplicação de firewall incorporada. Ele oferece proteção de uma faixa de aplicativos web de ataque e permite monitoração de tráfego em tempo real e análise em tempo real e mais.</text:p>
      <text:p text:style-name="Text_20_body"> </text:p>
      <text:p text:style-name="Text_20_body"><text:bookmark text:name="11_Firewall9"/><text:span text:style-name="Strong_20_Emphasis">Apache Chrooted</text:span></text:p>
      <text:p text:style-name="Text_20_body"><text:bookmark text:name="11_Firewall10"/>Este é mais um firewall para servidores de hospedagem, usar o Apache chrooted.</text:p>
      <text:p text:style-name="Text_20_body"/>
      <text:p text:style-name="P7">IDS e IPS</text:p>
      <text:p text:style-name="Text_20_body"><text:bookmark text:name="11_Firewall12"/>IDS (Intrusion Detection System) e IPS (Intrusion Prevention System), assim como um kernel compilado voltado para a segurança tornam o servidor mais seguro também. </text:p>
      <text:p text:style-name="Text_20_body"> </text:p>
      <text:p text:style-name="Text_20_body"><text:bookmark text:name="11_Firewall14"/><text:bookmark text:name="11_Firewall15"/><text:span text:style-name="Strong_20_Emphasis">Práticas ruins </text:span></text:p>
      <text:p text:style-name="Text_20_body"><text:bookmark text:name="11_Firewall17"/>- Usar extensões desatualizadas </text:p>
      <text:p text:style-name="Text_20_body"><text:bookmark text:name="11_Firewall18"/>- Não efetuar outros cheques de segurança do PHP </text:p>
      <text:p text:style-name="Text_20_body"><text:bookmark text:name="11_Firewall19"/>- Desligar-se das permissões de arquivos e diretórios </text:p>
      <text:p text:style-name="Text_20_body"><text:bookmark text:name="11_Firewall20"/>- Não se preocupar com firewalls no servidor, como mod_rewrite e mod_security</text:p>
      <text:p text:style-name="Text_20_body"><text:span text:style-name="Strong_20_Emphasis"/></text:p>
      <text:p text:style-name="Text_20_body"><text:bookmark text:name="11_Firewall22"/><text:span text:style-name="Strong_20_Emphasis">Bugs: </text:span></text:p>
      <text:p text:style-name="Text_20_body"><text:bookmark text:name="11_Firewall23"/>- Não incluir o teste: </text:p>
      <text:p text:style-name="Text_20_body"><text:bookmark text:name="11_Firewall24"/>defined( '_JEXEC' ) or die( 'Restricted access' ); </text:p>
      <text:p text:style-name="Text_20_body"><text:bookmark text:name="11_Firewall25"/>- Construções mal feitas de includes</text:p>
      <text:p text:style-name="Text_20_body"><text:span text:style-name="Strong_20_Emphasis"/></text:p>
      <text:p text:style-name="Text_20_body"><text:bookmark text:name="11_Firewall27"/><text:span text:style-name="Strong_20_Emphasis">Resetar senha de usuário da seção administrator do Joomla</text:span></text:p>
      <text:p text:style-name="Text_20_body"><text:bookmark text:name="11_Firewall29"/>Execute o phpmyadmin </text:p>
      <text:p text:style-name="Text_20_body"><text:bookmark text:name="11_Firewall30"/>Abra o banco do portal </text:p>
      <text:p text:style-name="Text_20_body"><text:bookmark text:name="11_Firewall31"/>Selecione a tabela jos_users </text:p>
      <text:p text:style-name="Text_20_body"><text:bookmark text:name="11_Firewall32"/>Edite o registro do usuário que deseja resetar a senha, geralmente o super-administrador </text:p>
      <text:p text:style-name="Text_20_body"><text:bookmark text:name="11_Firewall33"/>Apague todo o conteúdo do campo password e digite a senha deseja. </text:p>
      <text:p text:style-name="Text_20_body"><text:bookmark text:name="11_Firewall34"/>Em Funções selecione MD5 para o campo password </text:p>
      <text:p text:style-name="Text_20_body"><text:bookmark text:name="11_Firewall35"/>Clique no botão executar </text:p>
      <text:p text:style-name="Text_20_body"><text:bookmark text:name="11_Firewall36"/>Agora pode acessar o administrator</text:p>
      <text:p text:style-name="Text_20_body"><text:bookmark text:name="11_Firewall38"/><text:soft-page-break/><text:span text:style-name="Strong_20_Emphasis">Localizando Exploits</text:span></text:p>
      <text:p text:style-name="Text_20_body"><text:bookmark text:name="11_Firewall40"/>Quem tiver acesso ao shell via SSH</text:p>
      <text:p text:style-name="P7"/>
      <text:p text:style-name="P7"><text:bookmark text:name="11_Firewall42"/>Cheque os processos ativos </text:p>
      <text:p text:style-name="Text_20_body"><text:bookmark text:name="11_Firewall44"/>netstat -ae | grep irc </text:p>
      <text:p text:style-name="Text_20_body"><text:bookmark text:name="11_Firewall45"/>netstat -ea | grep 666</text:p>
      <text:p text:style-name="Text_20_body"><text:bookmark text:name="11_Firewall47"/>por portas 6666, 6667, 6668, 6669, geralmente usadas por bots IRC, que devem ter o nome irc ou http listado. </text:p>
      <text:p text:style-name="Text_20_body"> </text:p>
      <text:p text:style-name="Text_20_body"><text:bookmark text:name="11_Firewall49"/><text:span text:style-name="Strong_20_Emphasis">Cheque o crontab </text:span></text:p>
      <text:p text:style-name="Text_20_body"><text:bookmark text:name="11_Firewall50"/>Veja se não encontra alguma entrada estranha no crontab </text:p>
      <text:p text:style-name="Text_20_body"> </text:p>
      <text:p text:style-name="Text_20_body"><text:bookmark text:name="11_Firewall52"/><text:span text:style-name="Strong_20_Emphasis">Cheque por arquivos e diretórios ocultos </text:span></text:p>
      <text:p text:style-name="Text_20_body"><text:bookmark text:name="11_Firewall53"/>Outros exemplos de busca que ajudam a localizar exploits ou arquivos/pastas inesperadas:</text:p>
      <text:p text:style-name="Text_20_body"><text:bookmark text:name="11_Firewall55"/>find /home -type f | xargs grep -l MultiViews </text:p>
      <text:p text:style-name="Text_20_body"><text:bookmark text:name="11_Firewall56"/>find . -type f | xargs grep -l base64_encode &lt;&lt;&lt; this can produce false positives, it is valid in many mail/graphics scripts </text:p>
      <text:p text:style-name="Text_20_body"><text:bookmark text:name="11_Firewall57"/>find . -type f | xargs grep -l error_reporting </text:p>
      <text:p text:style-name="Text_20_body">. no Linux é o diretório atual</text:p>
      <text:p text:style-name="Text_20_body"><text:bookmark text:name="11_Firewall58"/>find / -name "[Bb]itch[xX]" </text:p>
      <text:p text:style-name="Text_20_body"><text:bookmark text:name="11_Firewall59"/>find / -name "psy*" </text:p>
      <text:p text:style-name="Text_20_body"><text:bookmark text:name="11_Firewall60"/>ls -lR | grep rwxrwxrwx &gt; listing.txt </text:p>
      <text:p text:style-name="Text_20_body"><text:a xlink:type="simple" xlink:href="http://php-ids.org/" office:name="11_Firewall" text:style-name="Internet_20_link" text:visited-style-name="Visited_20_Internet_20_Link"><text:line-break/></text:a><text:a xlink:type="simple" xlink:href="http://php-ids.org/" office:name="11_Firewall" text:style-name="Internet_20_link" text:visited-style-name="Visited_20_Internet_20_Link">Um bom sistema de IDS reforça a segurança. O PHPIDS é o mais popular destes sistemas:</text:a><text:a xlink:type="simple" xlink:href="http://php-ids.org/" office:name="11_Firewall" text:style-name="Internet_20_link" text:visited-style-name="Visited_20_Internet_20_Link"><text:line-break/>http://php-ids.org/</text:a></text:p>
      <text:p text:style-name="Standard"/>
      <text:p text:style-name="P4"><text:span text:style-name="Strong_20_Emphasis">12) Senhas</text:span></text:p>
      <text:p text:style-name="Text_20_body"> </text:p>
      <text:p text:style-name="Text_20_body"><text:bookmark text:name="12_Senhas2"/>Use senhas fortes para o cPanel, para usuários dos bancos, e-mails, <text:span text:style-name="T31">para o Joomla, </text:span>etc. De nada vai adiantar todo o cuidado com a segurança, se você deixa seu usuário com uma senha bem fácil ou medianamente fácil. A senha deve ser forte.</text:p>
      <text:p text:style-name="Text_20_body"><text:bookmark text:name="12_Senhas4"/>FTP</text:p>
      <text:p text:style-name="Text_20_body"><text:bookmark text:name="12_Senhas5"/>Não use FTP, pois as senhas navegam em texto claro. Em seu lugar prefira sftp <text:span text:style-name="T31">(FileZilla)</text:span>, o gerenciador de arquivos do cPanel, etc. </text:p>
      <text:p text:style-name="Text_20_body"/>
      <text:p text:style-name="P7"><text:bookmark text:name="12_Senhas7"/>Não dê oportunidade aos Crackers</text:p>
      <text:p text:style-name="Text_20_body"><text:bookmark text:name="12_Senhas8"/>Um cracker precisa ter duas coisas: oportunidade e habilidade. Vários crackers têm habilidade, não dê a eles a oportunidade.</text:p>
      <text:p text:style-name="P7"><text:bookmark text:name="12_Senhas10"/>Notícias Ruins </text:p>
      <text:p text:style-name="Text_20_body"><text:bookmark text:name="12_Senhas11"/>- Não existe segurança perfeita, portanto é melhor prevenir com backup </text:p>
      <text:p text:style-name="Text_20_body"><text:bookmark text:name="12_Senhas12"/>- Não existe a melhor forma, sempre existem várias formas de se fazer, seja criativo e esforce-se </text:p>
      <text:p text:style-name="Text_20_body"><text:bookmark text:name="12_Senhas13"/>- Nada substitui a experiência, portanto estude e pratique. Aqui o que precisamos aprender: GNU/Linux, Apache, MySQL, SQL, PHP, HTTP, CSS, XML, RSS, TCP/IP, FTP, Subversion, JavaScript e Joomla, <text:span text:style-name="T32">etc.</text:span> </text:p>
      <text:p text:style-name="Text_20_body"/>
      <text:p text:style-name="P3">Pequena página <text:span text:style-name="T33">em JavaScript </text:span>que critica a força de senhas</text:p>
      <text:p text:style-name="Standard"/>
      <text:p text:style-name="Standard">&lt;script&gt; </text:p>
      <text:p text:style-name="Standard"><text:s/>function TestaSenha(valor) { </text:p>
      <text:p text:style-name="Standard"><text:s text:c="4"/>var d = document.getElementById('seguranca'); <text:s text:c="3"/></text:p>
      <text:p text:style-name="Standard"><text:s text:c="4"/>// Expressões Regulares </text:p>
      <text:p text:style-name="Standard"><text:s text:c="4"/>ERaz = /[a-z]/; </text:p>
      <text:p text:style-name="Standard"><text:s text:c="4"/>ERAZ = /[A-Z]/; </text:p>
      <text:p text:style-name="Standard"><text:s text:c="4"/>ER09 = /[0-9]/; </text:p>
      <text:p text:style-name="Standard"><text:s text:c="4"/>ERxx = /[@!#$%&amp;*+=?|-]/; </text:p>
      <text:p text:style-name="Standard"><text:s text:c="4"/>// Teste da String </text:p>
      <text:p text:style-name="Standard"><text:s text:c="4"/>if(valor.length == ''){ </text:p>
      <text:p text:style-name="Standard"><text:s text:c="6"/>d.innerHTML = '&lt;b&gt;Segurança da senha: !&lt;/b&gt;'; </text:p>
      <text:p text:style-name="Standard"><text:s text:c="4"/>} else { </text:p>
      <text:p text:style-name="Standard"><text:s text:c="6"/>if(valor.length &lt; 5){ </text:p>
      <text:p text:style-name="Standard"><text:s text:c="8"/>d.innerHTML = '&lt;b&gt;Segurança da senha: &lt;font color=\'red\'&gt; BAIXA&lt;/font&gt;&lt;/b&gt;'; </text:p>
      <text:p text:style-name="Standard"><text:s text:c="6"/>} else { </text:p>
      <text:p text:style-name="Standard"><text:s text:c="8"/>if(valor.length &gt; 7 &amp;&amp; valor.search(ERaz) != -1 &amp;&amp; valor.search(ERAZ) != -1 &amp;&amp; valor.search(ER09) != -1 || valor.search(ERaz) != -1 &amp;&amp; valor.search(ERAZ) != -1 &amp;&amp; valor.search(ERxx) || valor.search(ERaz) != -1 &amp;&amp; valor.search(ERxx) != -1 &amp;&amp; valor.search(ER09) || valor.search(ERxx) != -1 &amp;&amp; valor.search(ERAZ) != -1 &amp;&amp; valor.search(ER09)){ </text:p>
      <text:p text:style-name="Standard"><text:s text:c="10"/>d.innerHTML = '&lt;b&gt;Segurança da senha: &lt;font color=\'green\'&gt; ALTA&lt;/font&gt;&lt;/b&gt;'; </text:p>
      <text:p text:style-name="Standard"><text:s text:c="8"/>} else { </text:p>
      <text:p text:style-name="Standard"><text:s text:c="10"/>if(valor.search(ERaz) != -1 &amp;&amp; valor.search(ERAZ) != -1 || valor.search(ERaz) != -1 &amp;&amp; valor.search(ER09) != -1 || valor.search(ERaz) != -1 &amp;&amp; valor.search(ERxx) != -1 ||<text:soft-page-break/>valor.search(ERAZ) != -1 &amp;&amp; valor.search(ER09) != -1 ||valor.search(ERAZ) != -1 &amp;&amp; valor.search(ERxx) != -1 ||valor.search(ER09) != -1 &amp;&amp; valor.search(ERxx) != -1){ </text:p>
      <text:p text:style-name="Standard"><text:s text:c="12"/>d.innerHTML = '&lt;b&gt;Segurança da senha: &lt;font color=\'orange\'&gt; MEDIA&lt;/font&gt;&lt;/b&gt;'; </text:p>
      <text:p text:style-name="Standard"><text:s text:c="10"/>} else { </text:p>
      <text:p text:style-name="Standard"><text:s text:c="12"/>d.innerHTML = '&lt;b&gt;Segurança da senha: &lt;font color=\'red\'&gt; BAIXA&lt;/font&gt;&lt;/b&gt;'; </text:p>
      <text:p text:style-name="Standard"><text:s text:c="10"/>} </text:p>
      <text:p text:style-name="Standard"><text:s text:c="8"/>} </text:p>
      <text:p text:style-name="Standard"><text:s text:c="6"/>} </text:p>
      <text:p text:style-name="Standard"><text:s text:c="4"/>} </text:p>
      <text:p text:style-name="Standard"><text:s/>} </text:p>
      <text:p text:style-name="Standard">&lt;/script&gt; </text:p>
      <text:p text:style-name="Standard"/>
      <text:p text:style-name="Standard">&lt;body&gt; </text:p>
      <text:p text:style-name="Standard">&lt;h2&gt;Teste de Segurança de Senha (JavaScript)&lt;/h2&gt; </text:p>
      <text:p text:style-name="Standard">&lt;form name=frm&gt; </text:p>
      <text:p text:style-name="Standard">Login &amp;nbsp;&lt;input name="login"&gt;&lt;br&gt; </text:p>
      <text:p text:style-name="Standard">Senha &lt;input type=password name=senha onKeyPress="TestaSenha(senha.value)"&gt;&lt;div id="seguranca"&gt;&lt;/div&gt;&lt;br&gt; </text:p>
      <text:p text:style-name="Standard">&lt;input type=submit onClick="TestaSenha(senha.value)" value="Acessar"&gt; </text:p>
      <text:p text:style-name="Standard">&lt;/form&gt; </text:p>
      <text:p text:style-name="Standard">&lt;pre&gt; </text:p>
      <text:p text:style-name="Standard"/>
      <text:p text:style-name="Standard">Teste de Segurança da senha em JavaScript </text:p>
      <text:p text:style-name="Standard"/>
      <text:p text:style-name="Standard">Autor: André Lourenço Pedroso </text:p>
      <text:p text:style-name="Standard"/>
      <text:p text:style-name="Standard"/>
      <text:p text:style-name="Standard">Alguns de vocês devem ter visto no Hotmail(tm), por exemplo, um recuro onde </text:p>
      <text:p text:style-name="Standard">é feito um teste da senha, mostrando o seu nivél de segurança. </text:p>
      <text:p text:style-name="Standard"/>
      <text:p text:style-name="Standard">Para aqueles que acharam esse recurso interessante, mostro nesse pequeno </text:p>
      <text:p text:style-name="Standard">artigo um exemplo em JavaScript. </text:p>
      <text:p text:style-name="Standard"/>
      <text:p text:style-name="Standard">Os testes seguem a seguinte lógica: </text:p>
      <text:p text:style-name="Standard"/>
      <text:p text:style-name="Standard">- Baixa segurança - Senha que contem um tipo de caracter. </text:p>
      <text:p text:style-name="Standard">- Média segurança - Senha que tenha mais de quatro digitos e contenha no mínimo dois tipos de caracteres. </text:p>
      <text:p text:style-name="Standard">- Alta segurança <text:s/>- Senha que tenha mais de sete digitos e contenha no mínimo três tipos de caracteres diferentes. </text:p>
      <text:p text:style-name="Standard"/>
      <text:p text:style-name="Standard">Dica recebida da Dicas-L (http://www.dicas-l.com.br). </text:p>
      <text:p text:style-name="Standard">&lt;/pre&gt; </text:p>
      <text:p text:style-name="Standard"/>
      <text:p text:style-name="Standard">&lt;/body&gt;</text:p>
      <text:p text:style-name="Standard"/>
      <text:p text:style-name="Standard"/>
      <text:p text:style-name="P4"><text:span text:style-name="Strong_20_Emphasis">13) E se o site foi invadido?</text:span></text:p>
      <text:p text:style-name="Text_20_body">Devemos sempre prevenir. Mas e se acontecer de o site ser invadido, o que fazer?</text:p>
      <text:p text:style-name="Text_20_body"><text:bookmark text:name="13_Caso_o_Site_tenha_sido_Invadido2"/>- Mantenha o site offline para evitar outros ataques </text:p>
      <text:p text:style-name="Text_20_body"><text:bookmark text:name="13_Caso_o_Site_tenha_sido_Invadido3"/>- Baixe a última versão do Joomla </text:p>
      <text:p text:style-name="Text_20_body"><text:bookmark text:name="13_Caso_o_Site_tenha_sido_Invadido4"/>- Notifique o suporte do servidor e trabalhe com ele para fazer a limpeza do site e para ter certeza de que não ficou nenhum back door no site. </text:p>
      <text:p text:style-name="Text_20_body"><text:bookmark text:name="13_Caso_o_Site_tenha_sido_Invadido5"/>- Visite novamente o site das vulnerabilidades e veja se você ainda tem alguma extensão vulnerável </text:p>
      <text:p text:style-name="Text_20_body"><text:bookmark text:name="13_Caso_o_Site_tenha_sido_Invadido6"/>- Mude todas as senhas e se possível logins: cPanel, mysql, FTP, joomla Super Admin, etc. </text:p>
      <text:p text:style-name="Text_20_body"><text:bookmark text:name="13_Caso_o_Site_tenha_sido_Invadido7"/>- Substitua todos os templates e arquivos por cópias limpas </text:p>
      <text:p text:style-name="Text_20_body"><text:bookmark text:name="13_Caso_o_Site_tenha_sido_Invadido8"/>- Verifique atentamente os arquivos de log </text:p>
      <text:p text:style-name="Text_20_body"><text:bookmark text:name="13_Caso_o_Site_tenha_sido_Invadido9"/>- Verifique o cron se tem alguma entrada <text:span text:style-name="T34">estranha</text:span></text:p>
      <text:p text:style-name="Text_20_body"><text:bookmark text:name="13_Caso_o_Site_tenha_sido_Invadido10"/>- Preferivelmente remova todo o conteúdo <text:span text:style-name="T34">adicionado </text:span>e todos os bancos e todos os e-mails para criar tudo novo </text:p>
      <text:p text:style-name="Text_20_body"><text:bookmark text:name="13_Caso_o_Site_tenha_sido_Invadido11"/>- Restaure com backups bem antes do ataque </text:p>
      <text:p text:style-name="Text_20_body"><text:bookmark text:name="13_Caso_o_Site_tenha_sido_Invadido12"/>- Confira as permissões de todos os arquivos. Nunca use 777, somente 644 para arquivos e 755 para diretórios </text:p>
      <text:p text:style-name="Text_20_body"><text:bookmark text:name="13_Caso_o_Site_tenha_sido_Invadido13"/>- Caso tenha acesso via SSH execute os comandos a s<text:span text:style-name="T35">eg</text:span>uir para sanear os arquivos: </text:p>
      <text:p text:style-name="Text_20_body"><text:bookmark text:name="13_Caso_o_Site_tenha_sido_Invadido14"/>find /home/joao03/public_html/site -type f -exec chmod 644 {} \; </text:p>
      <text:p text:style-name="Text_20_body"><text:bookmark text:name="13_Caso_o_Site_tenha_sido_Invadido15"/>find /home/joao03/public_html/site -type d -exec chmod 755 {} \;</text:p>
      <text:p text:style-name="Text_20_body"/>
      <text:p text:style-name="Text_20_body"><text:bookmark text:name="13_Caso_o_Site_tenha_sido_Invadido18"/>Quando temos um site invadido, existe uma grande chance do invasor ter deixado backdoors para poder voltar depois. A procura pelos backdoors é algo demorado e trabalhoso, inclusive sem garantia, por isso é mais prudente remover tudo e instalar do zero, sem contar a hipótese de mudar de servidor, caso suspeite da fragilidade da sua hospedagem.</text:p>
      <text:p text:style-name="Text_20_body"/>
      <text:p text:style-name="Text_20_body"><text:bookmark text:name="13_Caso_o_Site_tenha_sido_Invadido20"/><text:span text:style-name="Strong_20_Emphasis">Para checar os arquivos recentemente alterados no sistema</text:span></text:p>
      <text:p text:style-name="Text_20_body"><text:bookmark text:name="13_Caso_o_Site_tenha_sido_Invadido21"/>find \public_html -ctime -1<text:line-break/></text:p>
      <text:p text:style-name="Text_20_body"><text:bookmark text:name="13_Caso_o_Site_tenha_sido_Invadido23"/><text:bookmark text:name="13_Caso_o_Site_tenha_sido_Invadido24"/><text:span text:style-name="Strong_20_Emphasis">Para proteger diretórios que precisam de premissão 777 ou por default</text:span></text:p>
      <text:p text:style-name="Text_20_body">Crie um .htaccess no diretório images com: </text:p>
      <text:p text:style-name="Text_20_body"><text:bookmark text:name="13_Caso_o_Site_tenha_sido_Invadido26"/># secure directory by disabling script execution </text:p>
      <text:p text:style-name="Text_20_body"><text:bookmark text:name="13_Caso_o_Site_tenha_sido_Invadido27"/>AddHandler cgi-script .php .pl .py .jsp .asp .htm .shtml .sh .cgi </text:p>
      <text:p text:style-name="Text_20_body"><text:bookmark text:name="13_Caso_o_Site_tenha_sido_Invadido28"/>Options -ExecCGI </text:p>
      <text:p text:style-name="Text_20_body"/>
      <text:p text:style-name="Text_20_body"><text:span text:style-name="Strong_20_Emphasis"/></text:p>
      <text:p text:style-name="P4"><text:bookmark text:name="13_Caso_o_Site_tenha_sido_Invadido30"/><text:span text:style-name="Strong_20_Emphasis">Varrer Servidor</text:span></text:p>
      <text:p text:style-name="Text_20_body"><text:bookmark text:name="13_Caso_o_Site_tenha_sido_Invadido31"/><text:bookmark text:name="13_Caso_o_Site_tenha_sido_Invadido32"/>Faça uma varredura em todos os sites/máquinas a procura de malware, virus, trojans, spyware, etc. </text:p>
      <text:p text:style-name="Text_20_body">* Opções disponíveis: </text:p>
      <text:p text:style-name="Text_20_body">- ENOD32 from eSet </text:p>
      <text:p text:style-name="Text_20_body">- Spybot Search and Destroy </text:p>
      <text:p text:style-name="Text_20_body">- Malwarebytes </text:p>
      <text:p text:style-name="Text_20_body">- Microsoft Malicious Software Removal Tool </text:p>
      <text:p text:style-name="Text_20_body">- Linux AntiVirus boot cd </text:p>
      <text:p text:style-name="Text_20_body">* Considere o Ultimate Boot CD para Windows</text:p>
      <text:p text:style-name="Text_20_body"><text:span text:style-name="Strong_20_Emphasis"/></text:p>
      <text:p text:style-name="Text_20_body"><text:bookmark text:name="13_Caso_o_Site_tenha_sido_Invadido41"/><text:span text:style-name="Strong_20_Emphasis">O que é uma extensão vulnerável? </text:span></text:p>
      <text:p text:style-name="Text_20_body"><text:bookmark text:name="13_Caso_o_Site_tenha_sido_Invadido43"/>- É uma extensão que contém ou contribui para uma vulnerabilidade de segurança. </text:p>
      <text:p text:style-name="Text_20_body"><text:bookmark text:name="13_Caso_o_Site_tenha_sido_Invadido44"/>- Quanto mais complexo for seu código maior a chance de ser vu<text:span text:style-name="T36">l</text:span>nerável. </text:p>
      <text:p text:style-name="Text_20_body"><text:bookmark text:name="13_Caso_o_Site_tenha_sido_Invadido45"/>- As que lêem e escrevem arquivos </text:p>
      <text:p text:style-name="Text_20_body"><text:bookmark text:name="13_Caso_o_Site_tenha_sido_Invadido46"/>- Se não valida entradas de usuários </text:p>
      <text:p text:style-name="Text_20_body"><text:bookmark text:name="13_Caso_o_Site_tenha_sido_Invadido47"/>- Usam path explícito </text:p>
      <text:p text:style-name="Text_20_body"><text:bookmark text:name="13_Caso_o_Site_tenha_sido_Invadido48"/>- Permite acesso direto pela URL </text:p>
      <text:p text:style-name="Text_20_body"><text:bookmark text:name="13_Caso_o_Site_tenha_sido_Invadido49"/>- Permite inclusão de arquivos remotos </text:p>
      <text:p text:style-name="Text_20_body"><text:bookmark text:name="13_Caso_o_Site_tenha_sido_Invadido50"/>- Permite SQL injections </text:p>
      <text:p text:style-name="Text_20_body"><text:bookmark text:name="13_Caso_o_Site_tenha_sido_Invadido51"/>- Permite XSS </text:p>
      <text:p text:style-name="Text_20_body"><text:bookmark text:name="13_Caso_o_Site_tenha_sido_Invadido53"/>- Permite muito acesso a banco para usuários sem privilégios </text:p>
      <text:p text:style-name="Text_20_body"/>
      <text:p text:style-name="Text_20_body"><text:bookmark text:name="13_Caso_o_Site_tenha_sido_Invadido55"/>Extensões vulneráveis são, não necessariamente extensões com código malfeito. </text:p>
      <text:p text:style-name="Text_20_body"><text:bookmark text:name="13_Caso_o_Site_tenha_sido_Invadido56"/>Projetos ativos geralmente lançam novas versões de suas extensões com as alterações. </text:p>
      <text:p text:style-name="Text_20_body"><text:bookmark text:name="13_Caso_o_Site_tenha_sido_Invadido57"/>Por estas razões é importante: </text:p>
      <text:p text:style-name="Text_20_body"><text:bookmark text:name="13_Caso_o_Site_tenha_sido_Invadido58"/>- Conhecer o número da versão de todas as extensões instaladas </text:p>
      <text:p text:style-name="Text_20_body"><text:bookmark text:name="13_Caso_o_Site_tenha_sido_Invadido59"/>- Use somente a última versão estável das extensões </text:p>
      <text:p text:style-name="Text_20_body"><text:bookmark text:name="13_Caso_o_Site_tenha_sido_Invadido60"/>- Desinstale e remova completamente todos os arquivos de extensões inseguras</text:p>
      <text:p text:style-name="Text_20_body"><text:bookmark text:name="13_Caso_o_Site_tenha_sido_Invadido62"/>Caso a última versão estável tenha sido lançada há um ano ou mais considere o projeto abandonado. Não instale extensões antigas. </text:p>
      <text:p text:style-name="Text_20_body"><text:line-break/><text:a xlink:type="simple" xlink:href="http://www.google.com/support/forum/p/Webmasters?hl=pt_br" text:style-name="Internet_20_link" text:visited-style-name="Visited_20_Internet_20_Link">Fórum de Ajuda do Google para Webmasters</text:a> </text:p>
      <text:list xml:id="list3925842406942813891" text:style-name="L3">
        <text:list-item>
          <text:p text:style-name="P15">•.Aprenda com outros usuários</text:p>
        </text:list-item>
        <text:list-item>
          <text:p text:style-name="P15">•.<text:a xlink:type="simple" xlink:href="http://www.google.com/intl/pt-BR/webmasters/docs/guia-otimizacao-para-mecanismos-de-pesquisa-pt-br.pdf" text:style-name="Internet_20_link" text:visited-style-name="Visited_20_Internet_20_Link">Otimização do mecanismo de pesquisa</text:a> </text:p>
          <text:p text:style-name="P15">Aprimore o desempenho do seu site em pesquisas [PDF]</text:p>
        </text:list-item>
        <text:list-item>
          <text:p text:style-name="P15">•.<text:a xlink:type="simple" xlink:href="http://code.google.com/p/sitemap-generators/wiki/SitemapGenerators" text:style-name="Internet_20_link" text:visited-style-name="Visited_20_Internet_20_Link">Ferramentas de terceiros para Sitemaps</text:a> </text:p>
          <text:p text:style-name="P15">Ferramentas para a criação de Sitemaps</text:p>
        </text:list-item>
      </text:list>
      <text:p text:style-name="Text_20_body"><text:soft-page-break/><text:span text:style-name="Strong_20_Emphasis">14) Checklist de Segurança para Joomla </text:span></text:p>
      <text:p text:style-name="Text_20_body"> </text:p>
      <text:p text:style-name="Text_20_body">Listagem rápida para checar em sites a<text:span text:style-name="T37">ntes de</text:span> serem colocados em produção:</text:p>
      <text:p text:style-name="Text_20_body">- Efetue um backup completo de todos os arquivos e do banco e restaure localmente </text:p>
      <text:p text:style-name="Text_20_body">- Ativar URLs amigáveis e mod_rewrite </text:p>
      <text:p text:style-name="Text_20_body">- Mover configuration.php para fora do public_html, usando: </text:p>
      <text:p text:style-name="Text_20_body">require_once( dirname( __FILE__ ) . '/../../portal.cfg' ); </text:p>
      <text:p text:style-name="Text_20_body">- Bloquear cadastro de usuários pelo site caso não tenha necessidade: Configuração Global - Sistema - Permitir Cadastro de Usuários - Não </text:p>
      <text:p text:style-name="Text_20_body">- Alterar metatags em Configuração Global - Configurações de Meta Dados (Trocar Joomla por outra palavra) </text:p>
      <text:p text:style-name="Text_20_body">- Adicionar a tag &lt;head&gt; do template (para ocultar na origem do código HTML): </text:p>
      <text:p text:style-name="Text_20_body">&lt;?php $this-&gt;setGenerator('Ribafs - Desenvolvimento Web'); ?&gt; </text:p>
      <text:p text:style-name="Text_20_body">- Instalar <text:span text:style-name="T38">algumas </text:span>extensões: </text:p>
      <text:p text:style-name="Text_20_body">- AdminTools </text:p>
      <text:p text:style-name="Text_20_body">- Plugin osolcapcha </text:p>
      <text:p text:style-name="Text_20_body">- com_encrypt </text:p>
      <text:p text:style-name="Text_20_body">- jHackGuard</text:p>
      <text:p text:style-name="Text_20_body"><text:span text:style-name="Strong_20_Emphasis"/></text:p>
      <text:p text:style-name="Text_20_body"><text:bookmark text:name="14_Checklist_de_Segurança_para_Joomla14"/><text:span text:style-name="Strong_20_Emphasis">Usar ferramentas: </text:span></text:p>
      <text:p text:style-name="Text_20_body">joomscan</text:p>
      <text:p text:style-name="Text_20_body"><text:bookmark text:name="14_Checklist_de_Segurança_para_Joomla17"/>Ativar o cache </text:p>
      <text:p text:style-name="Text_20_body"><text:bookmark text:name="14_Checklist_de_Segurança_para_Joomla18"/>Otimizar as tabelas do banco no phpmyadmin </text:p>
      <text:p text:style-name="Text_20_body"/>
      <text:p text:style-name="Text_20_body"><text:span text:style-name="Strong_20_Emphasis"><text:span text:style-name="T39">Sane</text:span></text:span><text:span text:style-name="Strong_20_Emphasis">ar permissões de arquivos:</text:span></text:p>
      <text:p text:style-name="Text_20_body">Alterar todos os arquivos recursivamente para 644 e todas as pastas para 755 com. Veja em Permissões como fazer isso.</text:p>
      <text:p text:style-name="Text_20_body"/>
      <text:p text:style-name="Text_20_body"><text:span text:style-name="Strong_20_Emphasis">Depois criar algumas exceções...</text:span></text:p>
      <text:p text:style-name="Text_20_body">configuration.php – 400</text:p>
      <text:p text:style-name="Text_20_body">index.php do site – 400</text:p>
      <text:p text:style-name="Text_20_body">index.php do template padrão – 400</text:p>
      <text:p text:style-name="Text_20_body"><text:span text:style-name="Strong_20_Emphasis"/></text:p>
      <text:p text:style-name="Text_20_body"><text:span text:style-name="Strong_20_Emphasis">Permissões de pastas:</text:span></text:p>
      <text:p text:style-name="Text_20_body">includes e libraries – 500</text:p>
      <text:p text:style-name="Text_20_body"/>
      <text:p text:style-name="Text_20_body"><text:soft-page-break/>Remover templates não usados e outras extensões também.</text:p>
      <text:p text:style-name="Text_20_body"><text:span text:style-name="Strong_20_Emphasis"/></text:p>
      <text:p text:style-name="Text_20_body"><text:span text:style-name="Strong_20_Emphasis">Adicionar ao .htaccess: </text:span></text:p>
      <text:p text:style-name="Text_20_body"># Block out any script trying to set a mosConfig value through the URL </text:p>
      <text:p text:style-name="Text_20_body">RewriteCond %{QUERY_STRING} mosConfig_[a-zA-Z_]{1,21}(=|\%3D) [OR] </text:p>
      <text:p text:style-name="Text_20_body"># Block out any script trying to base64_encode crap to send via URL </text:p>
      <text:p text:style-name="Text_20_body">RewriteCond %{QUERY_STRING} base64_encode.*\(.*\) [OR] </text:p>
      <text:p text:style-name="Text_20_body"># Block out any script that includes a &lt;script&gt; tag in URL </text:p>
      <text:p text:style-name="Text_20_body">RewriteCond %{QUERY_STRING} (\&lt;|%3C).*script.*(\&gt;|%3E) [NC,OR] </text:p>
      <text:p text:style-name="Text_20_body"># Block out any script trying to set a PHP GLOBALS variable via URL </text:p>
      <text:p text:style-name="Text_20_body">RewriteCond %{QUERY_STRING} GLOBALS(=|\[|\%[0-9A-Z]{0,2}) [OR] </text:p>
      <text:p text:style-name="Text_20_body"># Block out any script trying to modify a _REQUEST variable via URL </text:p>
      <text:p text:style-name="Text_20_body">RewriteCond %{QUERY_STRING} _REQUEST(=|\[|\%[0-9A-Z]{0,2}) </text:p>
      <text:p text:style-name="Text_20_body"># Send all blocked request to homepage with 403 Forbidden error! </text:p>
      <text:p text:style-name="Text_20_body">RewriteRule ^(.*)$ index.php [F,L] </text:p>
      <text:p text:style-name="Text_20_body"> </text:p>
      <text:p text:style-name="Text_20_body"><text:span text:style-name="Strong_20_Emphasis">Adicionar ao configuration.php: </text:span></text:p>
      <text:p text:style-name="Text_20_body">ini_set('extension', 'sourceguardian.so'); </text:p>
      <text:p text:style-name="Text_20_body">ini_set('session.save_path', '/home/ribafs03/public_html/tmp'); </text:p>
      <text:p text:style-name="Text_20_body">ini_set('cgi.force_redirect', 1); </text:p>
      <text:p text:style-name="Text_20_body">ini_set('allow_url_fopen', 0); </text:p>
      <text:p text:style-name="Text_20_body">ini_set('display_errors', 0); </text:p>
      <text:p text:style-name="Text_20_body">ini_set('allow_url_include', 0); </text:p>
      <text:p text:style-name="Text_20_body">ini_set('expose_php', 0); </text:p>
      <text:p text:style-name="Text_20_body">ini_set('magic_quotes_gpc', 0); </text:p>
      <text:p text:style-name="Text_20_body">ini_set('post_max_size', '262144'); </text:p>
      <text:p text:style-name="Text_20_body">ini_set('upload_max_filesize', '262144'); </text:p>
      <text:p text:style-name="Text_20_body">ini_set('upload_tmp_dir','/home/joao/public_html/tmp'); </text:p>
      <text:p text:style-name="Text_20_body">$disfunctions = 'proc_open, popen, disk_free_space, set_time_limit, leak, tempfile, exec, system, shell_exec, passthru, curl_exec, curl_multi_exec, parse_ini_file, show_source, apache_get_modules, apache_get_version, apache_getenv, apache_note, apache_setenv, disk_free_space, diskfreespace, dl, highlight_file, ini_alter, ini_restore, openlog, proc_nice, symlink, phpinfo'; </text:p>
      <text:p text:style-name="Text_20_body">ini_set('disable_functions', $disfunctions); </text:p>
      <text:p text:style-name="Text_20_body">// <text:span text:style-name="T40">Verificar se seu servidor duporta e ajustar as versões</text:span></text:p>
      <text:p text:style-name="Text_20_body">ini_set('zend_extension', '/usr/local/php5<text:span text:style-name="T40">6</text:span>/lib/php/extensions/ioncube.so'); </text:p>
      <text:p text:style-name="Text_20_body"><text:soft-page-break/>ini_set('zend_extension_manager.optimizer=', '/usr/local/Zend/lib/Optimizer-3.3.3'); </text:p>
      <text:p text:style-name="Text_20_body">ini_set('zend_extension_manager.optimizer_ts', '/usr/local/Zend/lib/Optimizer_TS-3.3.3'); </text:p>
      <text:p text:style-name="Text_20_body">ini_set('zend_optimizer.version', '3.3.3'); </text:p>
      <text:p text:style-name="Text_20_body">ini_set('zend_extension', '/usr/local/Zend/lib/ZendExtensionManager.so'); </text:p>
      <text:p text:style-name="Text_20_body">ini_set('zend_extension_ts', '/usr/local/Zend/lib/ZendExtensionManager_TS.so'); </text:p>
      <text:p text:style-name="Text_20_body"> </text:p>
      <text:p text:style-name="Text_20_body"><text:span text:style-name="Strong_20_Emphasis">Adicionar ao php.ini (alternativa): </text:span></text:p>
      <text:p text:style-name="Text_20_body">Este é para o caso do servidor permitir um php.ini no raiz que será visto por todas as partas recursivamente.</text:p>
      <text:p text:style-name="Text_20_body">extension=sourceguardian.so </text:p>
      <text:p text:style-name="Text_20_body">session.save_path = "/home/ribafs03/public_html/tmp" </text:p>
      <text:p text:style-name="Text_20_body">cgi.force_redirect = 1 </text:p>
      <text:p text:style-name="Text_20_body">allow_url_fopen= 0 </text:p>
      <text:p text:style-name="Text_20_body">display_errors = 0 </text:p>
      <text:p text:style-name="Text_20_body">expose_php = 0 </text:p>
      <text:p text:style-name="Text_20_body">magic_quotes_gpc = 0 </text:p>
      <text:p text:style-name="Text_20_body">memory_limit = 8388608 </text:p>
      <text:p text:style-name="Text_20_body">#open_basedir = 1 </text:p>
      <text:p text:style-name="Text_20_body">post_max_size = 262144 </text:p>
      <text:p text:style-name="Text_20_body">upload_max_filesize = 262144 </text:p>
      <text:p text:style-name="Text_20_body">upload_tmp_dir = "/home/ribafs03/public_html/tmp" </text:p>
      <text:p text:style-name="Text_20_body">disable_functions = proc_open, popen, disk_free_space, set_time_limit, leak, tempfile, exec, system, shell_exec, passthru, curl_exec, curl_multi_exec, parse_ini_file, show_source, apache_get_modules,apache_get_version,apache_getenv,apache_note, apache_setenv, disk_free_space, diskfreespace, dl, highlight_file, ini_alter, ini_restore, openlog, proc_nice, symlink, phpinfo </text:p>
      <text:p text:style-name="Text_20_body">zend_extension=/usr/local/php52/lib/php/extensions/ioncube.so </text:p>
      <text:p text:style-name="Text_20_body">zend_extension_manager.optimizer=/usr/local/Zend/lib/Optimizer-3.3.3 </text:p>
      <text:p text:style-name="Text_20_body">zend_extension_manager.optimizer_ts=/usr/local/Zend/lib/Optimizer_TS-3.3.3 </text:p>
      <text:p text:style-name="Text_20_body">zend_optimizer.version=3.3.3 </text:p>
      <text:p text:style-name="Text_20_body">zend_extension=/usr/local/Zend/lib/ZendExtensionManager.so </text:p>
      <text:p text:style-name="Text_20_body">zend_extension_ts=/usr/local/Zend/lib/ZendExtensionManager_TS.so</text:p>
      <text:p text:style-name="Text_20_body">Vários dos recursos acima você precisará confirmar com o suporte do seu servidor para ver se estão disponíveis.</text:p>
      <text:p text:style-name="Standard"/>
      <text:p text:style-name="P4"><text:span text:style-name="Strong_20_Emphasis">15) Testes de Vulnerabilidade e Simulações de Ataque</text:span></text:p>
      <text:p text:style-name="Text_20_body"> </text:p>
      <text:p text:style-name="Text_20_body">Também é importante estar constantemente e em especial ao concluir o site, efetuando testes de vulnerabilidade para saber como está a segurança do site. Saber se ele está vulnerável ou não a certos tipos de ataques.</text:p>
      <text:p text:style-name="Text_20_body">Existem boas ferramentas que colaboram com essa tarefa. Veja algumas extensões para Firefox e também o <text:span text:style-name="T4">w3af</text:span>.</text:p>
      <text:p text:style-name="Standard"/>
      <text:p text:style-name="P6">16 – Permissões do Sistema de Arquivos <text:tab/>.<text:tab/>.<text:tab/>.<text:tab/>.<text:tab/>.<text:tab/>.<text:tab/>42</text:p>
      <text:p text:style-name="Standard"><text:span text:style-name="Strong_20_Emphasis"/></text:p>
      <text:p text:style-name="Text_20_body"><text:span text:style-name="Strong_20_Emphasis">Mudando recursivamente as permissões do diretório atual: </text:span></text:p>
      <text:p text:style-name="Text_20_body"><text:bookmark text:name="5_Configurações_do_Apache170"/>find . -type f -exec chmod 644 {} \; </text:p>
      <text:p text:style-name="Text_20_body"><text:bookmark text:name="5_Configurações_do_Apache171"/>find . -type d -exec chmod 755 {} \;</text:p>
      <text:p text:style-name="Text_20_body"/>
      <text:p text:style-name="P7">De outro diretório </text:p>
      <text:p text:style-name="Text_20_body">sudo find /var/www/teste/ -type f -exec chmod 0644 {} \; </text:p>
      <text:p text:style-name="Text_20_body">sudo find /var/www/teste/ -type d -exec chmod 0755 {} \; </text:p>
      <text:p text:style-name="Text_20_body"><text:span text:style-name="Strong_20_Emphasis"/></text:p>
      <text:p text:style-name="Text_20_body"><text:span text:style-name="Strong_20_Emphasis"><text:span text:style-name="T2">Isso mudará as permissões recursivamente de todos os diretórios para 755 e de todos os arquivos para 644.</text:span></text:span></text:p>
      <text:p text:style-name="Text_20_body"><text:span text:style-name="Strong_20_Emphasis"><text:span text:style-name="T2"/></text:span></text:p>
      <text:p text:style-name="Text_20_body"><text:span text:style-name="Strong_20_Emphasis"><text:span text:style-name="T2">Sempre antes de enviar seus arquivos para o servidor é recomendado executar estes comandos nos mesmos.</text:span></text:span></text:p>
      <text:p text:style-name="Text_20_body"><text:span text:style-name="Strong_20_Emphasis"><text:span text:style-name="T2"/></text:span></text:p>
      <text:p text:style-name="Text_20_body"><text:span text:style-name="Strong_20_Emphasis">Permissões</text:span></text:p>
      <text:p text:style-name="Text_20_body">Nunca mantenha permissões acima de 755 para diretórios e acima de 644 para arquivos. Caso sua aplicação precise disso por alguma circunstância, procure colocar estes arquivos abaixo do public_html ou então crie um arquivo .htaccess, com apenas:</text:p>
      <text:p text:style-name="Text_20_body">deny from all</text:p>
      <text:p text:style-name="Text_20_body"/>
      <text:p text:style-name="Text_20_body">O configuration.php deve ficar com 400. Altere para 600 somente quando precisar alterá-lo e depois retorne para 400. </text:p>
      <text:p text:style-name="P7"/>
      <text:p text:style-name="P7">ALERTA</text:p>
      <text:p text:style-name="Text_20_body">Nunca deixe brechas nos seus arquivos com permissões que terminem em 6 ou 7 (766 ou 777). Idealmente sempre abrigue seus sites em servidores de hospedagem que não necessitem que você altere as permissões para 777 ao instalar o Joomla ou alguma extensão. Os bons servidores permitem a instalação de forma indolor, nada de 777. Nestes as permissões ficam como 755 e podemos instalar sem problema. </text:p>
      <text:p text:style-name="Text_20_body">Dê atenção especial aos index.php do site, da administração e do template, mudando suas permissões para algo como 444 ou 400, para restringir o acesso ao público. <text:span text:style-name="T41">Só isso em si já evitará alguns aborrecimentos e corrigirá outros.</text:span></text:p>
      <text:p text:style-name="Text_20_body"><text:span text:style-name="Strong_20_Emphasis"/></text:p>
      <text:p text:style-name="P4"><text:span text:style-name="Strong_20_Emphasis">17) Links úteis/Referências </text:span></text:p>
      <text:p text:style-name="Text_20_body"/>
      <text:p text:style-name="Text_20_body"><text:bookmark text:name="15_Links_úteis1"/>Lista de Vulnerabilidade em Extensões </text:p>
      <text:p text:style-name="Text_20_body"><text:a xlink:type="simple" xlink:href="http://docs.joomla.org/Vulnerable_Extensions_List" text:style-name="Internet_20_link" text:visited-style-name="Visited_20_Internet_20_Link">http://docs.joomla.org/Vulnerable_Extensions_List</text:a> </text:p>
      <text:p text:style-name="Text_20_body"/>
      <text:p text:style-name="Text_20_body">Exploits em Geral </text:p>
      <text:p text:style-name="Text_20_body"><text:a xlink:type="simple" xlink:href="http://www.milw0rm.com/" text:style-name="Internet_20_link" text:visited-style-name="Visited_20_Internet_20_Link">http://www.milw0rm.com/</text:a></text:p>
      <text:p text:style-name="Text_20_body">Diagnóstico dos arquivos do Joomla </text:p>
      <text:p text:style-name="Text_20_body"><text:a xlink:type="simple" xlink:href="http://extensions.joomla.org/extensions/tools/security-tools/1146?qh=YToxOntpOjA7czoxMToiZGlhZ25vc3RpY3MiO30%3D" text:style-name="Internet_20_link" text:visited-style-name="Visited_20_Internet_20_Link">http://extensions.joomla.org/extensions/tools/security-tools/1146?qh=YToxOntpOjA7czoxMToiZGlhZ25vc3RpY3MiO30%3D</text:a> </text:p>
      <text:p text:style-name="Text_20_body"/>
      <text:p text:style-name="Text_20_body">RSS do Joomla </text:p>
      <text:p text:style-name="Text_20_body"><text:a xlink:type="simple" xlink:href="http://www.joomla.org/index.php?option=com_rss_xtd&amp;feed=RSS2.0&amp;type=com_frontpage&amp;Itemid=1" text:style-name="Internet_20_link" text:visited-style-name="Visited_20_Internet_20_Link">http://www.joomla.org/index.php?option=com_rss_xtd&amp;feed=RSS2.0&amp;type=com_frontpage&amp;Itemid=1</text:a></text:p>
      <text:p text:style-name="Text_20_body">RSS Segurança Joomla </text:p>
      <text:p text:style-name="Text_20_body"><text:a xlink:type="simple" xlink:href="http://feeds.joomla.org/JoomlaSecurityNews" text:style-name="Internet_20_link" text:visited-style-name="Visited_20_Internet_20_Link">http://feeds.joomla.org/JoomlaSecurityNews</text:a> </text:p>
      <text:p text:style-name="Text_20_body"/>
      <text:p text:style-name="Text_20_body">Scanner de Vulnerabilidades Online </text:p>
      <text:p text:style-name="Text_20_body"><text:a xlink:type="simple" xlink:href="https://www.joomlascan.com/" text:style-name="Internet_20_link" text:visited-style-name="Visited_20_Internet_20_Link">https://www.joomlascan.com/</text:a> - Apenas varre e diz se tem ou não, mas não limpa nem diz qual, somente quando pagamos </text:p>
      <text:p text:style-name="Text_20_body"><text:a xlink:type="simple" xlink:href="http://linkscanner.explabs.com/linkscanner/default.aspx" text:style-name="Internet_20_link" text:visited-style-name="Visited_20_Internet_20_Link">http://linkscanner.explabs.com/linkscanner/default.aspx</text:a> </text:p>
      <text:p text:style-name="Text_20_body"/>
      <text:p text:style-name="Text_20_body">Scanners offline </text:p>
      <text:p text:style-name="Text_20_body"><text:a xlink:type="simple" xlink:href="http://sectools.org/web-scanners.html" text:style-name="Internet_20_link" text:visited-style-name="Visited_20_Internet_20_Link">http://sectools.org/web-scanners.html</text:a></text:p>
      <text:p text:style-name="Text_20_body">Aplicativo de Scanner </text:p>
      <text:p text:style-name="Text_20_body"><text:a xlink:type="simple" xlink:href="http://www.acunetix.com/" text:style-name="Internet_20_link" text:visited-style-name="Visited_20_Internet_20_Link">http://www.acunetix.com/</text:a></text:p>
      <text:p text:style-name="Text_20_body">Checagem/Teste de DNS Online </text:p>
      <text:p text:style-name="Text_20_body"><text:a xlink:type="simple" xlink:href="http://dnscheck.iis.se/" text:style-name="Internet_20_link" text:visited-style-name="Visited_20_Internet_20_Link">http://dnscheck.iis.se/</text:a> </text:p>
      <text:p text:style-name="Text_20_body"><text:a xlink:type="simple" xlink:href="http://www.squish.net/dnscheck/" text:style-name="Internet_20_link" text:visited-style-name="Visited_20_Internet_20_Link">http://www.squish.net/dnscheck/</text:a> </text:p>
      <text:p text:style-name="Text_20_body"/>
      <text:p text:style-name="Text_20_body">Listas negras </text:p>
      <text:p text:style-name="Text_20_body">Consulte se seu site está nas listas negras </text:p>
      <text:p text:style-name="Text_20_body"><text:a xlink:type="simple" xlink:href="http://rbls.org/" text:style-name="Internet_20_link" text:visited-style-name="Visited_20_Internet_20_Link">http://rbls.org</text:a></text:p>
      <text:p text:style-name="Text_20_body">mandville PhilD fw116 JeffChannell dynamicnet </text:p>
      <text:p text:style-name="Text_20_body"><text:a xlink:type="simple" xlink:href="http://docs.joomla.org/Security_Checklist_1_-_Getting_Started" text:style-name="Internet_20_link" text:visited-style-name="Visited_20_Internet_20_Link">http://docs.joomla.org/Security_Checklist_1_-_Getting_Started</text:a></text:p>
      <text:p text:style-name="Text_20_body"/>
      <text:p text:style-name="Text_20_body"><text:soft-page-break/>Programando com Segurança: </text:p>
      <text:p text:style-name="Text_20_body"><text:a xlink:type="simple" xlink:href="http://www.ibm.com/developerworks/opensource/tutorials/os-php-lockdown/os-php-lockdown-pdf.pdf" text:style-name="Internet_20_link" text:visited-style-name="Visited_20_Internet_20_Link">http://www.ibm.com/developerworks/opensource/tutorials/os-php-lockdown/os-php-lockdown-pdf.pdf</text:a> </text:p>
      <text:p text:style-name="Text_20_body"><text:a xlink:type="simple" xlink:href="http://www.ibm.com/developerworks/br/library/os-php-secure-apps/" text:style-name="Internet_20_link" text:visited-style-name="Visited_20_Internet_20_Link">http://www.ibm.com/developerworks/br/library/os-php-secure-apps/</text:a> </text:p>
      <text:p text:style-name="Text_20_body"><text:a xlink:type="simple" xlink:href="http://phpsecurity.org/contents#ch01" text:style-name="Internet_20_link" text:visited-style-name="Visited_20_Internet_20_Link">http://phpsecurity.org/contents#ch01</text:a></text:p>
      <text:p text:style-name="Text_20_body">Consultei vários outros sites e em especial os dois abaixo:</text:p>
      <text:p text:style-name="Text_20_body">Documentação do Joomla</text:p>
      <text:p text:style-name="Text_20_body"><text:a xlink:type="simple" xlink:href="http://docs.joomla.org/Developers#Security" text:style-name="Internet_20_link" text:visited-style-name="Visited_20_Internet_20_Link">http://docs.joomla.org/Developers#Security</text:a> </text:p>
      <text:p text:style-name="Text_20_body">A recomendação para proteger com permissão de 444 alguns arquivos importantes recebi na lista AjudaJoomla</text:p>
      <text:p text:style-name="Text_20_body"><text:a xlink:type="simple" xlink:href="http://br.groups.yahoo.com/group/ajudajoomla/" office:target-frame-name="_blank" xlink:show="new" text:style-name="Internet_20_link" text:visited-style-name="Visited_20_Internet_20_Link">http://br.groups.yahoo.com/group/ajudajoomla/</text:a> do colega DJ.</text:p>
      <text:p text:style-name="Text_20_body">KnowledgeBase do siteground.com. </text:p>
      <text:p text:style-name="Text_20_body"><text:a xlink:type="simple" xlink:href="http://kb.siteground.com/" text:style-name="Internet_20_link" text:visited-style-name="Visited_20_Internet_20_Link">http://kb.siteground.com</text:a> </text:p>
      <text:p text:style-name="Text_20_body"/>
      <text:p text:style-name="Standard"/>
      <text:p text:style-name="P12"/>
      <text:p text:style-name="Standard"/>
      <text:p text:style-name="Standard">Ribamar FS - <text:a xlink:type="simple" xlink:href="http://ribafs.org/" text:style-name="Internet_20_link" text:visited-style-name="Visited_20_Internet_20_Link">http://ribafs.or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Title"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40</text:page-number>/<text:page-count>4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10T14:55:30</meta:creation-date>
    <dc:date>2018-04-21T18:36:29.919113461</dc:date>
    <meta:editing-duration>PT6H18M21S</meta:editing-duration>
    <meta:editing-cycles>172</meta:editing-cycles>
    <meta:generator>LibreOffice/5.1.6.2$Linux_X86_64 LibreOffice_project/10m0$Build-2</meta:generator>
    <meta:document-statistic meta:table-count="0" meta:image-count="0" meta:object-count="0" meta:page-count="40" meta:paragraph-count="848" meta:word-count="7622" meta:character-count="54768" meta:non-whitespace-character-count="47053"/>
  </office:meta>
</office:document-meta>
</file>